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ans-serif" svg:font-family="sans-serif"/>
    <style:font-face style:name="MercuryTextG4-Italic1" svg:font-family="MercuryTextG4-Italic" style:font-family-generic="roman"/>
    <style:font-face style:name="MercuryTextG4-Roman1" svg:font-family="MercuryTextG4-Roman" style:font-family-generic="roman"/>
    <style:font-face style:name="MercuryTextG4-Semibold" svg:font-family="MercuryTextG4-Semibold" style:font-family-generic="roman"/>
    <style:font-face style:name="MercuryTextG4-Italic" svg:font-family="MercuryTextG4-Italic" style:font-family-generic="roman" style:font-pitch="variable"/>
    <style:font-face style:name="MercuryTextG4-Roman" svg:font-family="MercuryTextG4-Roman"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ace59"/>
    </style:style>
    <style:style style:name="P2" style:family="paragraph" style:parent-style-name="Standard">
      <style:text-properties officeooo:paragraph-rsid="000ace59" fo:background-color="transparent"/>
    </style:style>
    <style:style style:name="P3" style:family="paragraph" style:parent-style-name="Standard">
      <style:text-properties officeooo:rsid="000ace59" officeooo:paragraph-rsid="0012a1a5" fo:background-color="transparent"/>
    </style:style>
    <style:style style:name="P4" style:family="paragraph" style:parent-style-name="Standard">
      <style:text-properties officeooo:paragraph-rsid="000f7a6b"/>
    </style:style>
    <style:style style:name="P5" style:family="paragraph" style:parent-style-name="Standard">
      <style:text-properties officeooo:rsid="000ace59" officeooo:paragraph-rsid="000ace59" fo:background-color="#ff0000"/>
    </style:style>
    <style:style style:name="P6" style:family="paragraph" style:parent-style-name="Standard">
      <style:text-properties officeooo:rsid="000ace59" officeooo:paragraph-rsid="0011f427" fo:background-color="#ff0000"/>
    </style:style>
    <style:style style:name="P7" style:family="paragraph" style:parent-style-name="Standard">
      <style:text-properties officeooo:rsid="000ace59" officeooo:paragraph-rsid="000ace59"/>
    </style:style>
    <style:style style:name="P8" style:family="paragraph" style:parent-style-name="Standard">
      <style:text-properties officeooo:rsid="000ace59" officeooo:paragraph-rsid="000f7a6b"/>
    </style:style>
    <style:style style:name="P9" style:family="paragraph" style:parent-style-name="Standard">
      <style:text-properties officeooo:rsid="000f7a6b" officeooo:paragraph-rsid="000f7a6b" fo:background-color="#ff00ff"/>
    </style:style>
    <style:style style:name="P10" style:family="paragraph" style:parent-style-name="Standard">
      <style:text-properties officeooo:rsid="000f7a6b" officeooo:paragraph-rsid="000f7a6b"/>
    </style:style>
    <style:style style:name="P11" style:family="paragraph" style:parent-style-name="Standard">
      <style:text-properties officeooo:rsid="000ace59" officeooo:paragraph-rsid="000ace59" fo:background-color="#ffff00"/>
    </style:style>
    <style:style style:name="P12" style:family="paragraph" style:parent-style-name="Standard">
      <style:text-properties officeooo:rsid="000ace59" officeooo:paragraph-rsid="000ace59" fo:background-color="#00ff00"/>
    </style:style>
    <style:style style:name="P13" style:family="paragraph" style:parent-style-name="Standard">
      <style:text-properties officeooo:rsid="000dbdd1" officeooo:paragraph-rsid="000ace59"/>
    </style:style>
    <style:style style:name="P14" style:family="paragraph" style:parent-style-name="Standard">
      <style:text-properties officeooo:rsid="000dbdd1" officeooo:paragraph-rsid="000f7a6b"/>
    </style:style>
    <style:style style:name="P15" style:family="paragraph" style:parent-style-name="Standard">
      <style:text-properties officeooo:rsid="000c1195" officeooo:paragraph-rsid="000c1195" fo:background-color="#00ffff"/>
    </style:style>
    <style:style style:name="P16" style:family="paragraph" style:parent-style-name="Standard">
      <style:text-properties officeooo:rsid="000c1195" officeooo:paragraph-rsid="000c1195"/>
    </style:style>
    <style:style style:name="P17" style:family="paragraph" style:parent-style-name="Standard">
      <style:text-properties fo:font-size="14pt" fo:font-weight="bold" officeooo:rsid="000ace59" officeooo:paragraph-rsid="0014423a" fo:background-color="transparent" style:font-size-asian="14pt" style:font-weight-asian="bold" style:font-size-complex="14pt" style:font-weight-complex="bold"/>
    </style:style>
    <style:style style:name="P18" style:family="paragraph" style:parent-style-name="Standard">
      <style:text-properties fo:font-size="12pt" fo:font-weight="normal" officeooo:rsid="000ace59" officeooo:paragraph-rsid="0011f427" fo:background-color="transparent" style:font-size-asian="12pt" style:font-weight-asian="normal" style:font-size-complex="12pt" style:font-weight-complex="normal"/>
    </style:style>
    <style:style style:name="P19" style:family="paragraph" style:parent-style-name="Standard">
      <style:text-properties fo:font-size="12pt" fo:font-weight="normal" officeooo:rsid="000ace59" officeooo:paragraph-rsid="0012756e" fo:background-color="transparent" style:font-size-asian="12pt" style:font-weight-asian="normal" style:font-size-complex="12pt" style:font-weight-complex="normal"/>
    </style:style>
    <style:style style:name="P20" style:family="paragraph" style:parent-style-name="Standard">
      <style:text-properties fo:font-size="12pt" fo:font-weight="normal" officeooo:rsid="000ace59" officeooo:paragraph-rsid="0012a1a5" fo:background-color="transparent" style:font-size-asian="12pt" style:font-weight-asian="normal" style:font-size-complex="12pt" style:font-weight-complex="normal"/>
    </style:style>
    <style:style style:name="P21" style:family="paragraph" style:parent-style-name="Standard">
      <style:text-properties fo:font-weight="normal" officeooo:rsid="000ace59" officeooo:paragraph-rsid="0012a1a5" fo:background-color="transparent" style:font-weight-asian="normal" style:font-weight-complex="normal"/>
    </style:style>
    <style:style style:name="P22" style:family="paragraph" style:parent-style-name="Standard">
      <style:text-properties fo:font-style="italic" officeooo:rsid="000c1195" officeooo:paragraph-rsid="0012a1a5" style:font-style-asian="italic" style:font-style-complex="italic"/>
    </style:style>
    <style:style style:name="P23" style:family="paragraph" style:parent-style-name="Standard">
      <style:text-properties fo:font-style="italic" officeooo:rsid="000c1195" officeooo:paragraph-rsid="0014423a" style:font-style-asian="italic" style:font-style-complex="italic"/>
    </style:style>
    <style:style style:name="P24" style:family="paragraph" style:parent-style-name="Standard">
      <style:text-properties fo:font-style="italic" officeooo:paragraph-rsid="0012a1a5" style:font-style-asian="italic" style:font-style-complex="italic"/>
    </style:style>
    <style:style style:name="P25" style:family="paragraph" style:parent-style-name="Standard">
      <style:text-properties fo:font-style="italic" officeooo:rsid="000f7a6b" officeooo:paragraph-rsid="0012a1a5" style:font-style-asian="italic" style:font-style-complex="italic"/>
    </style:style>
    <style:style style:name="P26" style:family="paragraph" style:parent-style-name="Standard">
      <style:text-properties fo:font-style="italic" officeooo:rsid="000ace59" officeooo:paragraph-rsid="0012a1a5" fo:background-color="transparent" style:font-style-asian="italic" style:font-style-complex="italic"/>
    </style:style>
    <style:style style:name="P27" style:family="paragraph" style:parent-style-name="Standard">
      <style:text-properties style:use-window-font-color="true" fo:font-size="14pt" fo:font-weight="bold" officeooo:rsid="000ace59" officeooo:paragraph-rsid="0012a1a5" fo:background-color="transparent" style:font-size-asian="14pt" style:font-weight-asian="bold" style:font-size-complex="14pt" style:font-weight-complex="bold"/>
    </style:style>
    <style:style style:name="P28" style:family="paragraph" style:parent-style-name="PL-Heading">
      <style:text-properties officeooo:paragraph-rsid="0010cbbb"/>
    </style:style>
    <style:style style:name="P29" style:family="paragraph" style:parent-style-name="PL-Heading">
      <style:paragraph-properties fo:break-before="page"/>
      <style:text-properties officeooo:paragraph-rsid="0010cbbb"/>
    </style:style>
    <style:style style:name="P30" style:family="paragraph" style:parent-style-name="Standard">
      <style:paragraph-properties fo:break-before="page"/>
      <style:text-properties officeooo:rsid="000ace59" officeooo:paragraph-rsid="000ace59" fo:background-color="#ff0000"/>
    </style:style>
    <style:style style:name="P31" style:family="paragraph" style:parent-style-name="PL-SubHeading">
      <style:text-properties officeooo:paragraph-rsid="0010cbbb"/>
    </style:style>
    <style:style style:name="P32" style:family="paragraph" style:parent-style-name="PL-Paragraph">
      <style:text-properties officeooo:paragraph-rsid="0010cbbb"/>
    </style:style>
    <style:style style:name="P33" style:family="paragraph" style:parent-style-name="PL-Paragraph">
      <style:text-properties fo:font-weight="bold" officeooo:paragraph-rsid="0010cbbb" style:font-weight-asian="bold" style:font-weight-complex="bold"/>
    </style:style>
    <style:style style:name="P34" style:family="paragraph" style:parent-style-name="Standard">
      <style:text-properties style:use-window-font-color="true" fo:font-size="14pt" fo:font-weight="bold" officeooo:rsid="0014423a" officeooo:paragraph-rsid="0014423a" fo:background-color="transparent" style:font-size-asian="14pt" style:font-weight-asian="bold" style:font-size-complex="14pt" style:font-weight-complex="bold"/>
    </style:style>
    <style:style style:name="P35" style:family="paragraph" style:parent-style-name="Standard">
      <style:text-properties style:use-window-font-color="true" fo:font-size="14pt" fo:font-weight="bold" officeooo:rsid="0012a1a5" officeooo:paragraph-rsid="0012a1a5" fo:background-color="transparent" style:font-size-asian="14pt" style:font-weight-asian="bold" style:font-size-complex="14pt" style:font-weight-complex="bold"/>
    </style:style>
    <style:style style:name="P36" style:family="paragraph" style:parent-style-name="Standard">
      <style:text-properties style:use-window-font-color="true" fo:font-style="italic" officeooo:rsid="0014423a" officeooo:paragraph-rsid="0014423a" fo:background-color="transparent" style:font-style-asian="italic" style:font-style-complex="italic"/>
    </style:style>
    <style:style style:name="P37" style:family="paragraph" style:parent-style-name="Standard">
      <style:text-properties style:use-window-font-color="true" officeooo:rsid="0014423a" officeooo:paragraph-rsid="0014423a" fo:background-color="transparent"/>
    </style:style>
    <style:style style:name="P38" style:family="paragraph" style:parent-style-name="Standard">
      <style:text-properties style:use-window-font-color="true" officeooo:rsid="001607bd" officeooo:paragraph-rsid="001607bd" fo:background-color="transparent"/>
    </style:style>
    <style:style style:name="P39" style:family="paragraph" style:parent-style-name="Standard">
      <style:text-properties style:use-window-font-color="true" fo:font-style="normal" officeooo:rsid="0014423a" officeooo:paragraph-rsid="0014423a" fo:background-color="transparent" style:font-style-asian="normal" style:font-style-complex="normal"/>
    </style:style>
    <style:style style:name="P40" style:family="paragraph" style:parent-style-name="Standard">
      <style:text-properties style:use-window-font-color="true" fo:font-style="normal" officeooo:rsid="001607bd" officeooo:paragraph-rsid="001607bd" fo:background-color="transparent" style:font-style-asian="normal" style:font-style-complex="normal"/>
    </style:style>
    <style:style style:name="P41" style:family="paragraph" style:parent-style-name="Standard">
      <style:text-properties fo:font-size="12pt" fo:font-weight="bold" officeooo:rsid="0011f427" officeooo:paragraph-rsid="0014423a" fo:background-color="transparent" style:font-size-asian="12pt" style:font-weight-asian="bold" style:font-size-complex="12pt" style:font-weight-complex="bold"/>
    </style:style>
    <style:style style:name="P42" style:family="paragraph" style:parent-style-name="Standard">
      <style:text-properties fo:font-size="12pt" fo:font-weight="normal" officeooo:rsid="0011f427" officeooo:paragraph-rsid="0011f427" fo:background-color="transparent" style:font-size-asian="12pt" style:font-weight-asian="normal" style:font-size-complex="12pt" style:font-weight-complex="normal"/>
    </style:style>
    <style:style style:name="P43" style:family="paragraph" style:parent-style-name="Standard">
      <style:text-properties fo:font-size="12pt" fo:font-weight="normal" officeooo:rsid="0012756e" officeooo:paragraph-rsid="0012756e" fo:background-color="transparent" style:font-size-asian="12pt" style:font-weight-asian="normal" style:font-size-complex="12pt" style:font-weight-complex="normal"/>
    </style:style>
    <style:style style:name="P44" style:family="paragraph" style:parent-style-name="Standard">
      <style:text-properties fo:font-size="12pt" fo:font-weight="normal" officeooo:rsid="0012a1a5" officeooo:paragraph-rsid="0012a1a5" fo:background-color="transparent" style:font-size-asian="12pt" style:font-weight-asian="normal" style:font-size-complex="12pt" style:font-weight-complex="normal"/>
    </style:style>
    <style:style style:name="P45" style:family="paragraph" style:parent-style-name="Standard">
      <style:text-properties fo:font-size="12pt" fo:font-weight="normal" officeooo:rsid="0012a1a5" officeooo:paragraph-rsid="0012756e" fo:background-color="transparent" style:font-size-asian="12pt" style:font-weight-asian="normal" style:font-size-complex="12pt" style:font-weight-complex="normal"/>
    </style:style>
    <style:style style:name="P46" style:family="paragraph" style:parent-style-name="Standard">
      <style:text-properties fo:font-size="12pt" fo:font-style="italic" fo:font-weight="normal" officeooo:rsid="0012a1a5" officeooo:paragraph-rsid="0012a1a5" fo:background-color="transparent" style:font-size-asian="12pt" style:font-style-asian="italic" style:font-weight-asian="normal" style:font-size-complex="12pt" style:font-style-complex="italic" style:font-weight-complex="normal"/>
    </style:style>
    <style:style style:name="P47" style:family="paragraph" style:parent-style-name="Standard">
      <style:text-properties fo:font-size="14pt" fo:font-weight="bold" officeooo:rsid="0011f427" officeooo:paragraph-rsid="0011f427" fo:background-color="transparent" style:font-size-asian="14pt" style:font-weight-asian="bold" style:font-size-complex="14pt" style:font-weight-complex="bold"/>
    </style:style>
    <style:style style:name="P48" style:family="paragraph" style:parent-style-name="Standard">
      <style:text-properties officeooo:rsid="0011f427" officeooo:paragraph-rsid="0012a1a5" fo:background-color="transparent"/>
    </style:style>
    <style:style style:name="P49" style:family="paragraph" style:parent-style-name="Standard">
      <style:text-properties officeooo:rsid="0011f427" officeooo:paragraph-rsid="0011f427" fo:background-color="transparent"/>
    </style:style>
    <style:style style:name="P50" style:family="paragraph" style:parent-style-name="Standard">
      <style:text-properties officeooo:rsid="0012a1a5" officeooo:paragraph-rsid="0012a1a5" fo:background-color="transparent"/>
    </style:style>
    <style:style style:name="P51" style:family="paragraph" style:parent-style-name="Standard">
      <style:text-properties officeooo:rsid="0012a1a5" officeooo:paragraph-rsid="0011f427" fo:background-color="transparent"/>
    </style:style>
    <style:style style:name="P52" style:family="paragraph" style:parent-style-name="Standard">
      <style:text-properties officeooo:rsid="000ace59" officeooo:paragraph-rsid="0012a1a5" fo:background-color="transparent"/>
    </style:style>
    <style:style style:name="P53" style:family="paragraph" style:parent-style-name="Standard">
      <style:text-properties fo:font-weight="normal" officeooo:rsid="0011f427" officeooo:paragraph-rsid="0012a1a5" fo:background-color="transparent" style:font-weight-asian="normal" style:font-weight-complex="normal"/>
    </style:style>
    <style:style style:name="P54" style:family="paragraph" style:parent-style-name="Standard">
      <style:text-properties fo:font-weight="normal" officeooo:rsid="0011f427" officeooo:paragraph-rsid="0011f427" fo:background-color="transparent" style:font-weight-asian="normal" style:font-weight-complex="normal"/>
    </style:style>
    <style:style style:name="P55" style:family="paragraph" style:parent-style-name="Standard">
      <style:paragraph-properties fo:text-align="start" style:justify-single-word="false"/>
    </style:style>
    <style:style style:name="P56" style:family="paragraph" style:parent-style-name="Standard">
      <style:paragraph-properties fo:text-align="start" style:justify-single-word="false"/>
      <style:text-properties officeooo:paragraph-rsid="0016df56"/>
    </style:style>
    <style:style style:name="P57" style:family="paragraph" style:parent-style-name="Standard">
      <style:text-properties officeooo:rsid="000ace59" officeooo:paragraph-rsid="000ace59"/>
    </style:style>
    <style:style style:name="P58" style:family="paragraph" style:parent-style-name="Standard">
      <style:text-properties officeooo:rsid="000ace59" officeooo:paragraph-rsid="0016df56"/>
    </style:style>
    <style:style style:name="P59" style:family="paragraph" style:parent-style-name="Standard">
      <style:text-properties officeooo:paragraph-rsid="0012a1a5"/>
    </style:style>
    <style:style style:name="P60" style:family="paragraph" style:parent-style-name="Standard">
      <style:text-properties officeooo:paragraph-rsid="00166b1d"/>
    </style:style>
    <style:style style:name="P61" style:family="paragraph" style:parent-style-name="Standard">
      <style:text-properties officeooo:paragraph-rsid="0016df56"/>
    </style:style>
    <style:style style:name="P62" style:family="paragraph" style:parent-style-name="Standard">
      <style:text-properties fo:color="#ff00ff" officeooo:paragraph-rsid="00166b1d"/>
    </style:style>
    <style:style style:name="P63" style:family="paragraph" style:parent-style-name="Standard">
      <style:paragraph-properties fo:text-align="start" style:justify-single-word="false"/>
      <style:text-properties fo:color="#ff00ff"/>
    </style:style>
    <style:style style:name="P64" style:family="paragraph" style:parent-style-name="Standard">
      <style:paragraph-properties fo:text-align="start" style:justify-single-word="false"/>
      <style:text-properties fo:color="#ff00ff" officeooo:paragraph-rsid="0016df56"/>
    </style:style>
    <style:style style:name="P65" style:family="paragraph" style:parent-style-name="Standard">
      <style:paragraph-properties fo:text-align="start" style:justify-single-word="false"/>
      <style:text-properties fo:color="#ff00ff" officeooo:paragraph-rsid="00166b1d"/>
    </style:style>
    <style:style style:name="P66" style:family="paragraph" style:parent-style-name="Standard">
      <style:text-properties fo:color="#ff00ff" officeooo:rsid="000ace59" officeooo:paragraph-rsid="00166b1d" fo:background-color="transparent"/>
    </style:style>
    <style:style style:name="P67" style:family="paragraph" style:parent-style-name="Standard">
      <style:paragraph-properties fo:text-align="start" style:justify-single-word="false"/>
      <style:text-properties fo:color="#ff00ff" officeooo:rsid="000ace59" officeooo:paragraph-rsid="00166b1d"/>
    </style:style>
    <style:style style:name="P68" style:family="paragraph" style:parent-style-name="Standard">
      <style:text-properties officeooo:paragraph-rsid="00171a34"/>
    </style:style>
    <style:style style:name="P69" style:family="paragraph" style:parent-style-name="Standard" style:master-page-name="Standard">
      <style:paragraph-properties style:page-number="auto"/>
      <style:text-properties style:use-window-font-color="true" fo:font-size="14pt" fo:font-weight="bold" officeooo:rsid="0014423a" officeooo:paragraph-rsid="0014423a" fo:background-color="transparent" style:font-size-asian="14pt" style:font-weight-asian="bold" style:font-size-complex="14pt" style:font-weight-complex="bold"/>
    </style:style>
    <style:style style:name="P70" style:family="paragraph" style:parent-style-name="Standard">
      <style:paragraph-properties style:writing-mode="lr-tb"/>
      <style:text-properties style:font-name="sans-serif" fo:font-size="9.75pt"/>
    </style:style>
    <style:style style:name="P71" style:family="paragraph" style:parent-style-name="PL-Paragraph" style:list-style-name="L1">
      <style:text-properties officeooo:paragraph-rsid="0010cbbb"/>
    </style:style>
    <style:style style:name="P72" style:family="paragraph" style:parent-style-name="PL-Heading">
      <style:text-properties officeooo:paragraph-rsid="0010cbbb"/>
    </style:style>
    <style:style style:name="P73" style:family="paragraph" style:parent-style-name="PL-Heading">
      <style:text-properties officeooo:paragraph-rsid="0016df56"/>
    </style:style>
    <style:style style:name="P74" style:family="paragraph" style:parent-style-name="PL-Heading">
      <style:paragraph-properties fo:background-color="#e6e6ff">
        <style:background-image/>
      </style:paragraph-properties>
      <style:text-properties officeooo:paragraph-rsid="00166b1d"/>
    </style:style>
    <style:style style:name="P75" style:family="paragraph" style:parent-style-name="PL-Heading">
      <style:paragraph-properties fo:background-color="#e6e6ff">
        <style:background-image/>
      </style:paragraph-properties>
      <style:text-properties officeooo:paragraph-rsid="0016df56"/>
    </style:style>
    <style:style style:name="T1" style:family="text">
      <style:text-properties officeooo:rsid="000ace59"/>
    </style:style>
    <style:style style:name="T2" style:family="text">
      <style:text-properties officeooo:rsid="000c1195"/>
    </style:style>
    <style:style style:name="T3" style:family="text">
      <style:text-properties officeooo:rsid="000dbdd1"/>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0b6c26" style:font-style-asian="normal" style:font-weight-asian="normal" style:font-style-complex="normal" style:font-weight-complex="normal"/>
    </style:style>
    <style:style style:name="T6" style:family="text">
      <style:text-properties fo:font-style="normal" fo:font-weight="normal" officeooo:rsid="0011aadb" style:font-style-asian="normal" style:font-weight-asian="normal" style:font-style-complex="normal" style:font-weight-complex="normal"/>
    </style:style>
    <style:style style:name="T7" style:family="text">
      <style:text-properties fo:font-style="normal" fo:font-weight="normal" officeooo:rsid="001f6583" style:font-style-asian="normal" style:font-weight-asian="normal" style:font-style-complex="normal" style:font-weight-complex="normal"/>
    </style:style>
    <style:style style:name="T8" style:family="text">
      <style:text-properties fo:font-style="normal" fo:font-weight="normal" officeooo:rsid="00138ac0" style:font-style-asian="normal" style:font-weight-asian="normal" style:font-style-complex="normal" style:font-weight-complex="normal"/>
    </style:style>
    <style:style style:name="T9" style:family="text">
      <style:text-properties fo:font-style="normal" fo:font-weight="normal" officeooo:rsid="005bcbd3" style:font-style-asian="normal" style:font-weight-asian="normal" style:font-style-complex="normal" style:font-weight-complex="normal"/>
    </style:style>
    <style:style style:name="T10" style:family="text">
      <style:text-properties fo:font-style="normal" fo:font-weight="normal" officeooo:rsid="005ca2c6" style:font-style-asian="normal" style:font-weight-asian="normal" style:font-style-complex="normal" style:font-weight-complex="normal"/>
    </style:style>
    <style:style style:name="T11" style:family="text">
      <style:text-properties fo:font-style="normal" fo:font-weight="normal" officeooo:rsid="00155a2b" style:font-style-asian="normal" style:font-weight-asian="normal" style:font-style-complex="normal" style:font-weight-complex="normal"/>
    </style:style>
    <style:style style:name="T12" style:family="text">
      <style:text-properties fo:font-style="normal" fo:font-weight="normal" officeooo:rsid="00a9bd75" style:font-style-asian="normal" style:font-weight-asian="normal" style:font-style-complex="normal" style:font-weight-complex="normal"/>
    </style:style>
    <style:style style:name="T13" style:family="text">
      <style:text-properties fo:font-style="normal" fo:font-weight="normal" officeooo:rsid="00140e3e" style:font-style-asian="normal" style:font-weight-asian="normal" style:font-style-complex="normal" style:font-weight-complex="normal"/>
    </style:style>
    <style:style style:name="T14" style:family="text">
      <style:text-properties fo:font-style="normal" fo:font-weight="normal" officeooo:rsid="0014b17e" style:font-style-asian="normal" style:font-weight-asian="normal" style:font-style-complex="normal" style:font-weight-complex="normal"/>
    </style:style>
    <style:style style:name="T15" style:family="text">
      <style:text-properties fo:font-style="normal" fo:font-weight="normal" officeooo:rsid="0089d967" style:font-style-asian="normal" style:font-weight-asian="normal" style:font-style-complex="normal" style:font-weight-complex="normal"/>
    </style:style>
    <style:style style:name="T16" style:family="text">
      <style:text-properties fo:font-style="normal" fo:font-weight="normal" officeooo:rsid="00164838" style:font-style-asian="normal" style:font-weight-asian="normal" style:font-style-complex="normal" style:font-weight-complex="normal"/>
    </style:style>
    <style:style style:name="T17" style:family="text">
      <style:text-properties fo:font-style="normal" fo:font-weight="normal" officeooo:rsid="0017a3a9" style:font-style-asian="normal" style:font-weight-asian="normal" style:font-style-complex="normal" style:font-weight-complex="normal"/>
    </style:style>
    <style:style style:name="T18" style:family="text">
      <style:text-properties fo:font-style="normal" fo:font-weight="normal" officeooo:rsid="0017d6da" style:font-style-asian="normal" style:font-weight-asian="normal" style:font-style-complex="normal" style:font-weight-complex="normal"/>
    </style:style>
    <style:style style:name="T19" style:family="text">
      <style:text-properties fo:font-style="normal" fo:font-weight="normal" officeooo:rsid="003c092a" style:font-style-asian="normal" style:font-weight-asian="normal" style:font-style-complex="normal" style:font-weight-complex="normal"/>
    </style:style>
    <style:style style:name="T20" style:family="text">
      <style:text-properties fo:font-style="normal" fo:font-weight="normal" officeooo:rsid="005cc0d8" style:font-style-asian="normal" style:font-weight-asian="normal" style:font-style-complex="normal" style:font-weight-complex="normal"/>
    </style:style>
    <style:style style:name="T21" style:family="text">
      <style:text-properties fo:font-style="normal" fo:font-weight="normal" officeooo:rsid="0017fcec" style:font-style-asian="normal" style:font-weight-asian="normal" style:font-style-complex="normal" style:font-weight-complex="normal"/>
    </style:style>
    <style:style style:name="T22" style:family="text">
      <style:text-properties fo:font-style="normal" fo:font-weight="normal" officeooo:rsid="0026a54c" style:font-style-asian="normal" style:font-weight-asian="normal" style:font-style-complex="normal" style:font-weight-complex="normal"/>
    </style:style>
    <style:style style:name="T23" style:family="text">
      <style:text-properties fo:font-style="normal" fo:font-weight="normal" officeooo:rsid="00284328" style:font-style-asian="normal" style:font-weight-asian="normal" style:font-style-complex="normal" style:font-weight-complex="normal"/>
    </style:style>
    <style:style style:name="T24" style:family="text">
      <style:text-properties fo:font-style="normal" fo:font-weight="normal" officeooo:rsid="000ee28a" style:font-style-asian="normal" style:font-weight-asian="normal" style:font-style-complex="normal" style:font-weight-complex="normal"/>
    </style:style>
    <style:style style:name="T25" style:family="text">
      <style:text-properties fo:font-style="normal" fo:font-weight="normal" officeooo:rsid="000d92e4" style:font-style-asian="normal" style:font-weight-asian="normal" style:font-style-complex="normal" style:font-weight-complex="normal"/>
    </style:style>
    <style:style style:name="T26" style:family="text">
      <style:text-properties fo:font-style="normal" fo:font-weight="normal" officeooo:rsid="002941c5" style:font-style-asian="normal" style:font-weight-asian="normal" style:font-style-complex="normal" style:font-weight-complex="normal"/>
    </style:style>
    <style:style style:name="T27" style:family="text">
      <style:text-properties fo:font-style="normal" fo:font-weight="normal" officeooo:rsid="002e33f5" style:font-style-asian="normal" style:font-weight-asian="normal" style:font-style-complex="normal" style:font-weight-complex="normal"/>
    </style:style>
    <style:style style:name="T28" style:family="text">
      <style:text-properties fo:font-style="normal" fo:font-weight="normal" officeooo:rsid="00069627" style:font-style-asian="normal" style:font-weight-asian="normal" style:font-style-complex="normal" style:font-weight-complex="normal"/>
    </style:style>
    <style:style style:name="T29" style:family="text">
      <style:text-properties fo:font-style="normal" fo:font-weight="normal" officeooo:rsid="000c887b" style:font-style-asian="normal" style:font-weight-asian="normal" style:font-style-complex="normal" style:font-weight-complex="normal"/>
    </style:style>
    <style:style style:name="T30" style:family="text">
      <style:text-properties fo:font-style="normal" fo:font-weight="normal" officeooo:rsid="002c2847" style:font-style-asian="normal" style:font-weight-asian="normal" style:font-style-complex="normal" style:font-weight-complex="normal"/>
    </style:style>
    <style:style style:name="T31" style:family="text">
      <style:text-properties fo:font-style="normal" fo:font-weight="normal" officeooo:rsid="00326a99" style:font-style-asian="normal" style:font-weight-asian="normal" style:font-style-complex="normal" style:font-weight-complex="normal"/>
    </style:style>
    <style:style style:name="T32" style:family="text">
      <style:text-properties fo:font-style="normal" fo:font-weight="normal" officeooo:rsid="002ff05f" style:font-style-asian="normal" style:font-weight-asian="normal" style:font-style-complex="normal" style:font-weight-complex="normal"/>
    </style:style>
    <style:style style:name="T33" style:family="text">
      <style:text-properties fo:font-style="normal" fo:font-weight="normal" officeooo:rsid="0031bea4" style:font-style-asian="normal" style:font-weight-asian="normal" style:font-style-complex="normal" style:font-weight-complex="normal"/>
    </style:style>
    <style:style style:name="T34" style:family="text">
      <style:text-properties fo:font-style="normal" fo:font-weight="normal" officeooo:rsid="0035fc20" style:font-style-asian="normal" style:font-weight-asian="normal" style:font-style-complex="normal" style:font-weight-complex="normal"/>
    </style:style>
    <style:style style:name="T35" style:family="text">
      <style:text-properties fo:font-style="normal" fo:font-weight="normal" officeooo:rsid="00364f34" style:font-style-asian="normal" style:font-weight-asian="normal" style:font-style-complex="normal" style:font-weight-complex="normal"/>
    </style:style>
    <style:style style:name="T36" style:family="text">
      <style:text-properties fo:font-style="normal" fo:font-weight="normal" officeooo:rsid="00a772a0" style:font-style-asian="normal" style:font-weight-asian="normal" style:font-style-complex="normal" style:font-weight-complex="normal"/>
    </style:style>
    <style:style style:name="T37" style:family="text">
      <style:text-properties fo:font-style="normal" fo:font-weight="normal" officeooo:rsid="00b9e6af" style:font-style-asian="normal" style:font-weight-asian="normal" style:font-style-complex="normal" style:font-weight-complex="normal"/>
    </style:style>
    <style:style style:name="T38" style:family="text">
      <style:text-properties fo:font-style="normal" fo:font-weight="bold" officeooo:rsid="000efcfd" style:font-style-asian="normal" style:font-weight-asian="bold" style:font-style-complex="normal" style:font-weight-complex="bold"/>
    </style:style>
    <style:style style:name="T39" style:family="text">
      <style:text-properties fo:font-style="normal" fo:font-weight="bold" officeooo:rsid="0023e624" style:font-style-asian="normal" style:font-weight-asian="bold" style:font-style-complex="normal" style:font-weight-complex="bold"/>
    </style:style>
    <style:style style:name="T40" style:family="text">
      <style:text-properties fo:font-style="normal" fo:font-weight="bold" officeooo:rsid="002310ca" style:font-style-asian="normal" style:font-weight-asian="bold" style:font-style-complex="normal" style:font-weight-complex="bold"/>
    </style:style>
    <style:style style:name="T41" style:family="text">
      <style:text-properties fo:font-style="normal" fo:font-weight="bold" officeooo:rsid="0024f0e0" style:font-style-asian="normal" style:font-weight-asian="bold" style:font-style-complex="normal" style:font-weight-complex="bold"/>
    </style:style>
    <style:style style:name="T42" style:family="text">
      <style:text-properties fo:font-style="normal" fo:font-weight="bold" officeooo:rsid="0019f582" style:font-style-asian="normal" style:font-weight-asian="bold" style:font-style-complex="normal" style:font-weight-complex="bold"/>
    </style:style>
    <style:style style:name="T43" style:family="text">
      <style:text-properties fo:font-style="normal" fo:font-weight="bold" officeooo:rsid="00a4d55b" style:font-style-asian="normal" style:font-weight-asian="bold" style:font-style-complex="normal" style:font-weight-complex="bold"/>
    </style:style>
    <style:style style:name="T44" style:family="text">
      <style:text-properties fo:font-style="normal" fo:font-weight="bold" officeooo:rsid="00a9bd75" style:font-style-asian="normal" style:font-weight-asian="bold" style:font-style-complex="normal" style:font-weight-complex="bold"/>
    </style:style>
    <style:style style:name="T45" style:family="text">
      <style:text-properties fo:font-style="normal" fo:font-weight="bold" officeooo:rsid="00a772a0" style:font-style-asian="normal" style:font-weight-asian="bold" style:font-style-complex="normal" style:font-weight-complex="bold"/>
    </style:style>
    <style:style style:name="T46" style:family="text">
      <style:text-properties fo:font-style="normal" fo:font-weight="bold" officeooo:rsid="00b9e6af" style:font-style-asian="normal" style:font-weight-asian="bold" style:font-style-complex="normal" style:font-weight-complex="bold"/>
    </style:style>
    <style:style style:name="T47" style:family="text">
      <style:text-properties fo:font-style="normal" fo:font-weight="bold" officeooo:rsid="001a7c3a" style:font-style-asian="normal" style:font-weight-asian="bold" style:font-style-complex="normal" style:font-weight-complex="bold"/>
    </style:style>
    <style:style style:name="T48" style:family="text">
      <style:text-properties fo:font-style="normal" fo:font-weight="bold" officeooo:rsid="000d92e4" style:font-style-asian="normal" style:font-weight-asian="bold" style:font-style-complex="normal" style:font-weight-complex="bold"/>
    </style:style>
    <style:style style:name="T49" style:family="text">
      <style:text-properties fo:font-style="normal" officeooo:rsid="003866e7" style:font-style-asian="normal" style:font-style-complex="normal"/>
    </style:style>
    <style:style style:name="T50" style:family="text">
      <style:text-properties fo:font-style="normal" officeooo:rsid="00164838" style:font-style-asian="normal" style:font-style-complex="normal"/>
    </style:style>
    <style:style style:name="T51" style:family="text">
      <style:text-properties fo:font-style="normal" officeooo:rsid="000d92e4" style:font-style-asian="normal" style:font-style-complex="normal"/>
    </style:style>
    <style:style style:name="T52" style:family="text">
      <style:text-properties fo:font-style="normal" officeooo:rsid="00138ac0" style:font-style-asian="normal" style:font-style-complex="normal"/>
    </style:style>
    <style:style style:name="T53" style:family="text">
      <style:text-properties fo:font-style="normal" officeooo:rsid="001d7396" style:font-style-asian="normal" style:font-style-complex="normal"/>
    </style:style>
    <style:style style:name="T54" style:family="text">
      <style:text-properties fo:font-style="normal" officeooo:rsid="00345e35" style:font-style-asian="normal" style:font-style-complex="normal"/>
    </style:style>
    <style:style style:name="T55" style:family="text">
      <style:text-properties fo:font-style="normal" officeooo:rsid="000dc2cd" style:font-style-asian="normal" style:font-style-complex="normal"/>
    </style:style>
    <style:style style:name="T56" style:family="text">
      <style:text-properties fo:font-style="normal" officeooo:rsid="002ff05f" style:font-style-asian="normal" style:font-style-complex="normal"/>
    </style:style>
    <style:style style:name="T57" style:family="text">
      <style:text-properties fo:font-style="normal" officeooo:rsid="00a772a0" style:font-style-asian="normal" style:font-style-complex="normal"/>
    </style:style>
    <style:style style:name="T58" style:family="text">
      <style:text-properties fo:font-style="normal" officeooo:rsid="00b9e6af" style:font-style-asian="normal" style:font-style-complex="normal"/>
    </style:style>
    <style:style style:name="T59" style:family="text">
      <style:text-properties officeooo:rsid="001f0fd9"/>
    </style:style>
    <style:style style:name="T60" style:family="text">
      <style:text-properties fo:color="#000000" fo:font-style="normal" fo:font-weight="normal" officeooo:rsid="00205704" style:font-style-asian="normal" style:font-weight-asian="normal" style:font-style-complex="normal" style:font-weight-complex="normal"/>
    </style:style>
    <style:style style:name="T61" style:family="text">
      <style:text-properties fo:color="#000000" fo:font-style="normal" fo:font-weight="normal" officeooo:rsid="0019f582" style:font-style-asian="normal" style:font-weight-asian="normal" style:font-style-complex="normal" style:font-weight-complex="normal"/>
    </style:style>
    <style:style style:name="T62" style:family="text">
      <style:text-properties fo:color="#000000" fo:font-style="normal" fo:font-weight="normal" officeooo:rsid="00155a2b" style:font-style-asian="normal" style:font-weight-asian="normal" style:font-style-complex="normal" style:font-weight-complex="normal"/>
    </style:style>
    <style:style style:name="T63" style:family="text">
      <style:text-properties fo:color="#000000" fo:font-style="normal" fo:font-weight="normal" officeooo:rsid="00218826" style:font-style-asian="normal" style:font-weight-asian="normal" style:font-style-complex="normal" style:font-weight-complex="normal"/>
    </style:style>
    <style:style style:name="T64" style:family="text">
      <style:text-properties fo:color="#000000" fo:font-style="normal" fo:font-weight="normal" officeooo:rsid="0020b358" style:font-style-asian="normal" style:font-weight-asian="normal" style:font-style-complex="normal" style:font-weight-complex="normal"/>
    </style:style>
    <style:style style:name="T65" style:family="text">
      <style:text-properties fo:color="#000000" fo:font-style="normal" fo:font-weight="normal" officeooo:rsid="0017d6da" style:font-style-asian="normal" style:font-weight-asian="normal" style:font-style-complex="normal" style:font-weight-complex="normal"/>
    </style:style>
    <style:style style:name="T66" style:family="text">
      <style:text-properties fo:color="#000000" fo:font-style="normal" fo:font-weight="normal" officeooo:rsid="0017fcec" style:font-style-asian="normal" style:font-weight-asian="normal" style:font-style-complex="normal" style:font-weight-complex="normal"/>
    </style:style>
    <style:style style:name="T67" style:family="text">
      <style:text-properties fo:color="#000000" style:font-name="MercuryTextG4-Roman1" fo:font-size="12pt" fo:font-style="normal" style:text-underline-style="none" fo:font-weight="normal" officeooo:rsid="0016df56" fo:background-color="transparent" style:font-size-asian="12pt" style:font-style-asian="normal" style:font-weight-asian="normal" style:font-size-complex="12pt" style:font-style-complex="normal" style:font-weight-complex="normal"/>
    </style:style>
    <style:style style:name="T68" style:family="text">
      <style:text-properties officeooo:rsid="001bd7ca"/>
    </style:style>
    <style:style style:name="T69" style:family="text">
      <style:text-properties officeooo:rsid="001a7c3a"/>
    </style:style>
    <style:style style:name="T70" style:family="text">
      <style:text-properties officeooo:rsid="0059187f"/>
    </style:style>
    <style:style style:name="T71" style:family="text">
      <style:text-properties officeooo:rsid="00138ac0"/>
    </style:style>
    <style:style style:name="T72" style:family="text">
      <style:text-properties officeooo:rsid="00b9e6af"/>
    </style:style>
    <style:style style:name="T73" style:family="text">
      <style:text-properties officeooo:rsid="005a5e50"/>
    </style:style>
    <style:style style:name="T74" style:family="text">
      <style:text-properties style:language-complex="ar" style:country-complex="SA"/>
    </style:style>
    <style:style style:name="T75" style:family="text">
      <style:text-properties officeooo:rsid="0026a54c"/>
    </style:style>
    <style:style style:name="T76" style:family="text">
      <style:text-properties officeooo:rsid="0023533e"/>
    </style:style>
    <style:style style:name="T77" style:family="text">
      <style:text-properties officeooo:rsid="00b2423a"/>
    </style:style>
    <style:style style:name="T78" style:family="text">
      <style:text-properties officeooo:rsid="00ab31f5"/>
    </style:style>
    <style:style style:name="T79" style:family="text">
      <style:text-properties officeooo:rsid="00b2f64c"/>
    </style:style>
    <style:style style:name="T80" style:family="text">
      <style:text-properties officeooo:rsid="00b6b5b6"/>
    </style:style>
    <style:style style:name="T81" style:family="text">
      <style:text-properties officeooo:rsid="002eeec1"/>
    </style:style>
    <style:style style:name="T82" style:family="text">
      <style:text-properties officeooo:rsid="00be458b"/>
    </style:style>
    <style:style style:name="T83" style:family="text">
      <style:text-properties officeooo:rsid="00284328"/>
    </style:style>
    <style:style style:name="T84" style:family="text">
      <style:text-properties style:use-window-font-color="true" fo:font-style="normal" fo:font-weight="normal" officeooo:rsid="0026a54c" fo:background-color="transparent" style:font-style-asian="normal" style:font-weight-asian="normal" style:font-style-complex="normal" style:font-weight-complex="normal"/>
    </style:style>
    <style:style style:name="T85" style:family="text">
      <style:text-properties style:use-window-font-color="true" fo:font-style="normal" fo:font-weight="normal" officeooo:rsid="00a9bd75" fo:background-color="transparent" style:font-style-asian="normal" style:font-weight-asian="normal" style:font-style-complex="normal" style:font-weight-complex="normal"/>
    </style:style>
    <style:style style:name="T86" style:family="text">
      <style:text-properties style:use-window-font-color="true" fo:font-style="normal" fo:font-weight="normal" officeooo:rsid="00284328" fo:background-color="transparent" style:font-style-asian="normal" style:font-weight-asian="normal" style:font-style-complex="normal" style:font-weight-complex="normal"/>
    </style:style>
    <style:style style:name="T87" style:family="text">
      <style:text-properties style:use-window-font-color="true" fo:font-style="normal" fo:font-weight="normal" officeooo:rsid="002b1bec" fo:background-color="transparent" style:font-style-asian="normal" style:font-weight-asian="normal" style:font-style-complex="normal" style:font-weight-complex="normal"/>
    </style:style>
    <style:style style:name="T88" style:family="text">
      <style:text-properties style:use-window-font-color="true" fo:font-style="normal" fo:font-weight="normal" officeooo:rsid="002c2847" fo:background-color="transparent" style:font-style-asian="normal" style:font-weight-asian="normal" style:font-style-complex="normal" style:font-weight-complex="normal"/>
    </style:style>
    <style:style style:name="T89" style:family="text">
      <style:text-properties style:use-window-font-color="true" fo:font-style="normal" fo:font-weight="normal" officeooo:rsid="000ee28a" fo:background-color="transparent" style:font-style-asian="normal" style:font-weight-asian="normal" style:font-style-complex="normal" style:font-weight-complex="normal"/>
    </style:style>
    <style:style style:name="T90" style:family="text">
      <style:text-properties style:use-window-font-color="true" fo:font-style="normal" fo:font-weight="normal" officeooo:rsid="0037d961" fo:background-color="transparent" style:font-style-asian="normal" style:font-weight-asian="normal" style:font-style-complex="normal" style:font-weight-complex="normal"/>
    </style:style>
    <style:style style:name="T91" style:family="text">
      <style:text-properties style:use-window-font-color="true" officeooo:rsid="0012a1a5"/>
    </style:style>
    <style:style style:name="T92" style:family="text">
      <style:text-properties style:use-window-font-color="true" officeooo:rsid="0014423a"/>
    </style:style>
    <style:style style:name="T93" style:family="text">
      <style:text-properties fo:font-style="italic" fo:font-weight="normal" officeooo:rsid="000ee28a" style:font-style-asian="italic" style:font-weight-asian="normal" style:font-style-complex="italic" style:font-weight-complex="normal"/>
    </style:style>
    <style:style style:name="T94" style:family="text">
      <style:text-properties fo:font-style="italic" fo:font-weight="normal" officeooo:rsid="00069627" style:font-style-asian="italic" style:font-weight-asian="normal" style:font-style-complex="italic" style:font-weight-complex="normal"/>
    </style:style>
    <style:style style:name="T95" style:family="text">
      <style:text-properties fo:font-style="italic" fo:font-weight="normal" officeooo:rsid="000c887b" style:font-style-asian="italic" style:font-weight-asian="normal" style:font-style-complex="italic" style:font-weight-complex="normal"/>
    </style:style>
    <style:style style:name="T96" style:family="text">
      <style:text-properties officeooo:rsid="002d1861"/>
    </style:style>
    <style:style style:name="T97" style:family="text">
      <style:text-properties fo:font-weight="bold" officeooo:rsid="00c4f765" style:font-weight-asian="bold"/>
    </style:style>
    <style:style style:name="T98" style:family="text">
      <style:text-properties fo:font-weight="bold" officeooo:rsid="001264be" style:font-weight-asian="bold"/>
    </style:style>
    <style:style style:name="T99" style:family="text">
      <style:text-properties fo:font-weight="bold" officeooo:rsid="000b6c26" style:font-weight-asian="bold"/>
    </style:style>
    <style:style style:name="T100" style:family="text">
      <style:text-properties fo:font-weight="bold" officeooo:rsid="000f233d" style:font-weight-asian="bold"/>
    </style:style>
    <style:style style:name="T101" style:family="text">
      <style:text-properties fo:font-weight="bold" officeooo:rsid="00c94185" style:font-weight-asian="bold"/>
    </style:style>
    <style:style style:name="T102" style:family="text">
      <style:text-properties fo:font-weight="bold" officeooo:rsid="00069627" style:font-weight-asian="bold"/>
    </style:style>
    <style:style style:name="T103" style:family="text">
      <style:text-properties fo:font-weight="bold" style:font-weight-asian="bold" style:font-weight-complex="bold"/>
    </style:style>
    <style:style style:name="T104" style:family="text">
      <style:text-properties officeooo:rsid="0011f427"/>
    </style:style>
    <style:style style:name="T105" style:family="text">
      <style:text-properties officeooo:rsid="0012756e"/>
    </style:style>
    <style:style style:name="T106" style:family="text">
      <style:text-properties officeooo:rsid="0012a1a5"/>
    </style:style>
    <style:style style:name="T107" style:family="text">
      <style:text-properties fo:font-weight="normal" officeooo:rsid="0011f427" style:font-weight-asian="normal" style:font-weight-complex="normal"/>
    </style:style>
    <style:style style:name="T108" style:family="text">
      <style:text-properties officeooo:rsid="0014423a"/>
    </style:style>
    <style:style style:name="T109" style:family="text">
      <style:text-properties style:font-name="MercuryTextG4-Roman1" fo:font-size="9pt" style:font-size-asian="9pt"/>
    </style:style>
    <style:style style:name="T110" style:family="text">
      <style:text-properties style:font-name="MercuryTextG4-Roman1" fo:font-size="9pt" officeooo:rsid="000dbdd1" style:font-size-asian="9pt"/>
    </style:style>
    <style:style style:name="T111" style:family="text">
      <style:text-properties style:font-name="MercuryTextG4-Roman1" fo:font-size="9pt" fo:font-style="normal" style:text-underline-style="none" fo:font-weight="normal" officeooo:rsid="00166b1d" fo:background-color="transparent" style:font-size-asian="9pt" style:font-style-asian="normal" style:font-weight-asian="normal" style:font-size-complex="12pt" style:font-style-complex="normal" style:font-weight-complex="normal"/>
    </style:style>
    <style:style style:name="T112" style:family="text">
      <style:text-properties style:font-name="MercuryTextG4-Roman1" fo:font-size="5pt" style:font-size-asian="5pt"/>
    </style:style>
    <style:style style:name="T113" style:family="text">
      <style:text-properties style:font-name="MercuryTextG4-Roman1" fo:font-size="12pt" fo:font-style="normal" style:text-underline-style="none" fo:font-weight="normal" officeooo:rsid="0016df56" fo:background-color="transparent" style:font-size-asian="12pt" style:font-style-asian="normal" style:font-weight-asian="normal" style:font-size-complex="12pt" style:font-style-complex="normal" style:font-weight-complex="normal"/>
    </style:style>
    <style:style style:name="T114" style:family="text">
      <style:text-properties style:font-name="MercuryTextG4-Italic1" fo:font-size="9pt" fo:font-style="italic" style:font-size-asian="9pt" style:font-style-asian="italic"/>
    </style:style>
    <style:style style:name="T115" style:family="text">
      <style:text-properties officeooo:rsid="00166b1d"/>
    </style:style>
    <style:style style:name="T116" style:family="text">
      <style:text-properties fo:font-size="12pt" fo:font-style="normal" style:text-underline-style="none" fo:font-weight="normal" officeooo:rsid="000efcfd" fo:background-color="transparent" style:font-size-asian="12pt" style:font-style-asian="normal" style:font-weight-asian="normal" style:font-size-complex="12pt" style:font-style-complex="normal" style:font-weight-complex="normal"/>
    </style:style>
    <style:style style:name="T117" style:family="text">
      <style:text-properties fo:font-size="12pt" fo:font-style="normal" style:text-underline-style="none" fo:font-weight="normal" officeooo:rsid="00166b1d" fo:background-color="transparent" style:font-size-asian="12pt" style:font-style-asian="normal" style:font-weight-asian="normal" style:font-size-complex="12pt" style:font-style-complex="normal" style:font-weight-complex="normal"/>
    </style:style>
    <style:style style:name="T118" style:family="text">
      <style:text-properties fo:font-size="12pt" fo:font-style="normal" style:text-underline-style="none" fo:font-weight="normal" officeooo:rsid="0016df56" fo:background-color="transparent" style:font-size-asian="12pt" style:font-style-asian="normal" style:font-weight-asian="normal" style:font-size-complex="12pt" style:font-style-complex="normal" style:font-weight-complex="normal"/>
    </style:style>
    <style:style style:name="T119" style:family="text">
      <style:text-properties fo:font-size="12pt" fo:font-style="normal" style:text-underline-style="none" fo:font-weight="normal" officeooo:rsid="00166b1d" style:font-size-asian="12pt" style:font-style-asian="normal" style:font-weight-asian="normal" style:font-size-complex="12pt" style:font-style-complex="normal" style:font-weight-complex="normal"/>
    </style:style>
    <style:style style:name="T120" style:family="text">
      <style:text-properties fo:font-size="12pt" fo:font-style="normal" style:text-underline-style="none" fo:font-weight="normal" officeooo:rsid="0016df56" style:font-size-asian="12pt" style:font-style-asian="normal" style:font-weight-asian="normal" style:font-size-complex="12pt" style:font-style-complex="normal" style:font-weight-complex="normal"/>
    </style:style>
    <style:style style:name="T121" style:family="text">
      <style:text-properties fo:font-size="12pt" fo:font-style="normal" style:text-underline-style="none" fo:font-weight="normal" officeooo:rsid="00166b1d" fo:background-color="#e6e6ff" style:font-size-asian="12pt" style:font-style-asian="normal" style:font-weight-asian="normal" style:font-size-complex="12pt" style:font-style-complex="normal" style:font-weight-complex="normal"/>
    </style:style>
    <style:style style:name="T122" style:family="text">
      <style:text-properties fo:font-size="12pt" fo:font-style="normal" style:text-underline-style="none" fo:font-weight="normal" officeooo:rsid="0016df56" fo:background-color="#e6e6ff" style:font-size-asian="12pt" style:font-style-asian="normal" style:font-weight-asian="normal" style:font-size-complex="12pt" style:font-style-complex="normal" style:font-weight-complex="normal"/>
    </style:style>
    <style:style style:name="T123" style:family="text">
      <style:text-properties style:font-name="sans-serif" fo:font-size="9.75pt" fo:font-style="normal" style:text-underline-style="none" fo:font-weight="normal" officeooo:rsid="0016df56" fo:background-color="transparent" style:font-size-asian="12pt" style:font-style-asian="normal" style:font-weight-asian="normal" style:font-size-complex="12pt" style:font-style-complex="normal" style:font-weight-complex="normal"/>
    </style:style>
    <style:style style:name="T124" style:family="text">
      <style:text-properties fo:color="#e60000" style:font-name="MercuryTextG4-Semibold" fo:font-size="9pt" style:font-size-asian="9pt"/>
    </style:style>
    <style:style style:name="T125" style:family="text">
      <style:text-properties style:font-name="MercuryTextG4-Semibold" fo:font-size="9pt" style:font-size-asian="9pt"/>
    </style:style>
    <style:style style:name="T126" style:family="text">
      <style:text-properties fo:color="#ff00ff" style:font-name="MercuryTextG4-Roman1" fo:font-size="9pt" fo:font-style="normal" style:text-underline-style="none" fo:font-weight="normal" officeooo:rsid="00166b1d" fo:background-color="transparent" style:font-size-asian="9pt" style:font-style-asian="normal" style:font-weight-asian="normal" style:font-size-complex="12pt" style:font-style-complex="normal" style:font-weight-complex="normal"/>
    </style:style>
    <style:style style:name="T127" style:family="text">
      <style:text-properties fo:color="#ff00ff" style:font-name="MercuryTextG4-Roman1" fo:font-size="9pt" style:font-size-asian="9pt"/>
    </style:style>
    <style:style style:name="T128" style:family="text">
      <style:text-properties fo:color="#ff00ff" style:font-name="MercuryTextG4-Roman1" fo:font-size="9pt" style:text-underline-style="none" fo:font-weight="normal" officeooo:rsid="00166b1d" fo:background-color="transparent" style:font-size-asian="9pt" style:font-weight-asian="normal" style:font-size-complex="12pt" style:font-weight-complex="normal"/>
    </style:style>
    <style:style style:name="T129" style:family="text">
      <style:text-properties fo:color="#ff00ff" style:font-name="MercuryTextG4-Roman1" fo:font-size="12pt" fo:font-style="normal" style:text-underline-style="none" fo:font-weight="normal" officeooo:rsid="0016df56" fo:background-color="transparent" style:font-size-asian="12pt" style:font-style-asian="normal" style:font-weight-asian="normal" style:font-size-complex="12pt" style:font-style-complex="normal" style:font-weight-complex="normal"/>
    </style:style>
    <style:style style:name="T130" style:family="text">
      <style:text-properties fo:color="#ff00ff" fo:font-size="12pt" fo:font-style="normal" style:text-underline-style="none" fo:font-weight="normal" officeooo:rsid="000efcfd" fo:background-color="transparent" style:font-size-asian="12pt" style:font-style-asian="normal" style:font-weight-asian="normal" style:font-size-complex="12pt" style:font-style-complex="normal" style:font-weight-complex="normal"/>
    </style:style>
    <style:style style:name="T131" style:family="text">
      <style:text-properties fo:color="#ff00ff" fo:font-size="12pt" fo:font-style="normal" style:text-underline-style="none" fo:font-weight="normal" officeooo:rsid="00166b1d" fo:background-color="transparent" style:font-size-asian="12pt" style:font-style-asian="normal" style:font-weight-asian="normal" style:font-size-complex="12pt" style:font-style-complex="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itle</text:p>
      <text:p text:style-name="P34"/>
      <text:p text:style-name="P34"/>
      <text:p text:style-name="P17"><text:span text:style-name="T91">Research </text:span><text:span text:style-name="T92">Question</text:span></text:p>
      <text:p text:style-name="P41">How to create open-source software tools for use in architectural design and simulation?</text:p>
      <text:p text:style-name="P47"/>
      <text:p text:style-name="P42">&gt;&gt; Contemporary context of digital tools in architectural design</text:p>
      <text:p text:style-name="P42">BIM</text:p>
      <text:p text:style-name="P42">Big data</text:p>
      <text:p text:style-name="P42">The cloud</text:p>
      <text:p text:style-name="P43">Spatial simulation, performance</text:p>
      <text:p text:style-name="P18"><text:span text:style-name="T104">Processing power </text:span><text:span text:style-name="T105">- </text:span><text:span text:style-name="T104">Consumer computing/ Industry computing</text:span></text:p>
      <text:p text:style-name="P44">Google glasses</text:p>
      <text:p text:style-name="P42"/>
      <text:p text:style-name="P42">&gt;&gt; Methods not tools</text:p>
      <text:p text:style-name="P18"><text:span text:style-name="T104">The </text:span><text:span text:style-name="T105">integration</text:span><text:span text:style-name="T104"> of contemporary technology –</text:span><text:span text:style-name="T105"> complex software for design and analysis, powerful, networked computing – into established architectural design processes is problematic.</text:span></text:p>
      <text:p text:style-name="P43">This technology is about continuous, concurrent and collaborative [at least in terms of industry actors] processes that are enabled by the technology. These run counter to much of the accepted norms for architectural design [such as....]</text:p>
      <text:p text:style-name="P43"/>
      <text:p text:style-name="P43">The complexity, power and cost of the tools makes them even more exclusive than things like CAD [whose skeumorphic nature linked it directly to the drawing boards and pens that it replaced]. <text:s/></text:p>
      <text:p text:style-name="P43"/>
      <text:p text:style-name="P43">Such tools, inevitably, mediate design processes and this mediation needs to be critically addressed. Currently, the ability to mould new design processes rests with large commercial software [and hardware] corporations.</text:p>
      <text:p text:style-name="P43"/>
      <text:p text:style-name="P43">New tools require new methods. But what should these methods be like? </text:p>
      <text:p text:style-name="P43"/>
      <text:p text:style-name="P43">The crucial problem with these software tools is access and ownership – the cost of computer workstation with software is over £6000 – and while professional computer technology has always been costly, previously they have reflected well understood design processes of 'drawing'. And so, limited access to such tools would merely limit the speed at which I could produce the 'drawings'. This is no longer the case. without access to the technology, it becomes almost impossible to contribute to the process.</text:p>
      <text:p text:style-name="P43"/>
      <text:p text:style-name="P19"><text:span text:style-name="T105">Therefore, the new methods should be focused on providing open access to the </text:span><text:span text:style-name="T106">processes that this contemporary technology creates.</text:span></text:p>
      <text:p text:style-name="P45"/>
      <text:p text:style-name="P44">Within this context, I will explore the following critical definitions;</text:p>
      <text:p text:style-name="P44"/>
      <text:p text:style-name="P44">++++ 'software'</text:p>
      <text:p text:style-name="P48">&gt;&gt; What is software?</text:p>
      <text:p text:style-name="P21"><text:span text:style-name="T104">Not an un-materialised phenomena, separate from 'hardware' –</text:span><text:span text:style-name="T108"> they are intertwined, inseperable.</text:span></text:p>
      <text:p text:style-name="P53"/>
      <text:p text:style-name="P53">definitions for its constituent parts.</text:p>
      <text:p text:style-name="P3"><text:span text:style-name="T107">Algorithm - </text:span><text:span text:style-name="Emphasis"><text:span text:style-name="T36">as an explicit records of </text:span></text:span><text:span text:style-name="Emphasis"><text:span text:style-name="T37">critical </text:span></text:span><text:span text:style-name="Emphasis"><text:span text:style-name="T36">process</text:span></text:span><text:span text:style-name="Emphasis"><text:span text:style-name="T37">es</text:span></text:span></text:p>
      <text:p text:style-name="P3"><text:span text:style-name="T107">Interface - </text:span><text:span text:style-name="Emphasis"><text:span text:style-name="T36">as </text:span></text:span><text:span text:style-name="Emphasis"><text:span text:style-name="T37">social </text:span></text:span><text:span text:style-name="Emphasis"><text:span text:style-name="T36">models of involvement</text:span></text:span></text:p>
      <text:p text:style-name="P20"><text:span text:style-name="T104">Simulation - </text:span><text:span text:style-name="Emphasis"><text:span text:style-name="T57">as </text:span></text:span><text:span text:style-name="Emphasis"><text:span text:style-name="T58">speculative </text:span></text:span><text:span text:style-name="Emphasis"><text:span text:style-name="T57">open experiment</text:span></text:span></text:p>
      <text:p text:style-name="P20"><text:span text:style-name="Emphasis"><text:span text:style-name="T57"/></text:span></text:p>
      <text:p text:style-name="P25"><text:soft-page-break/>- cyborgs and post humanism</text:p>
      <text:p text:style-name="P25">- constructing knowledge</text:p>
      <text:p text:style-name="P25">- science and simulation</text:p>
      <text:p text:style-name="P46">- hacking</text:p>
      <text:p text:style-name="P46">- fab labs</text:p>
      <text:p text:style-name="P20"><text:span text:style-name="Emphasis"><text:span text:style-name="T45"/></text:span></text:p>
      <text:p text:style-name="P50">++++ open-source</text:p>
      <text:p text:style-name="P49">&gt;&gt; What is open source beyond some of it's more familiar aspects aspects?</text:p>
      <text:p text:style-name="P49">- more structured than the 'release' of the source code</text:p>
      <text:p text:style-name="P49">- more diverse than the convergent nature of the wiki</text:p>
      <text:p text:style-name="P49"/>
      <text:p text:style-name="P49">How to make 'software' that is not merely skeumorphic – only reflecting the [historical] commercial products?</text:p>
      <text:p text:style-name="P49"/>
      <text:p text:style-name="P54">An alternate definition of open source, specifically for architectural design</text:p>
      <text:p text:style-name="P51"/>
      <text:p text:style-name="P23"><text:span text:style-name="T106">- </text:span><text:span text:style-name="T1">Urban versioning – usman haque and matthew fuller</text:span></text:p>
      <text:p text:style-name="P23"><text:span text:style-name="T106">- </text:span>wikiplaza - hackitectura</text:p>
      <text:p text:style-name="P22"><text:span text:style-name="T106">- </text:span>open source architetcure manifesto</text:p>
      <text:p text:style-name="P24"><text:span text:style-name="T106">- </text:span><text:span text:style-name="T2">constant, et al</text:span></text:p>
      <text:p text:style-name="P26"><text:span text:style-name="T106">- </text:span>Git hub – social coding</text:p>
      <text:p text:style-name="P6"/>
      <text:p text:style-name="P3">**<text:span text:style-name="T3">continuous**collaborative**concurrent**</text:span></text:p>
      <text:p text:style-name="P3"><text:span text:style-name="T3"/></text:p>
      <text:p text:style-name="P59"><text:span text:style-name="T109"/></text:p>
      <text:p text:style-name="P3"><text:span text:style-name="T3"/></text:p>
      <text:p text:style-name="P5"/>
      <text:p text:style-name="P5"/>
      <text:p text:style-name="P27"><text:span text:style-name="T106">Project Summary </text:span><text:span text:style-name="T108">&amp; Research outcomes</text:span></text:p>
      <text:p text:style-name="P36">“An open source platform for urban versioning”</text:p>
      <text:p text:style-name="P37">Exploring the combinatory potential of micro-blogging and aggrigated communication[twitter] and versioning as 'social digital production' [github] to create new forms of open source design methods.</text:p>
      <text:p text:style-name="P37"/>
      <text:p text:style-name="P36">Algorithm</text:p>
      <text:p text:style-name="P39">Explicit traces of the project rules an alternative to the 'BIM execution plan' [!]</text:p>
      <text:p text:style-name="P40">Data structures, protocols, procedures and steps.....</text:p>
      <text:p text:style-name="P36"/>
      <text:p text:style-name="P36">Interface</text:p>
      <text:p text:style-name="P37">The simBot - A ' digital companion'</text:p>
      <text:p text:style-name="P37">[Android] phone app for the collection, filtering and interpretation or real time design data. Intended to be 'individual' to be customisable, for the user to design her/ his own companion.</text:p>
      <text:p text:style-name="P38">An development of the simBot protoype that I have previously tested.</text:p>
      <text:p text:style-name="P37"/>
      <text:p text:style-name="P36">Simulation</text:p>
      <text:p text:style-name="P40">an 'augmented reality' platform for publishing, in real time, geometric and analytic data during 'live' design processes.</text:p>
      <text:p text:style-name="P40">Using either/ both student project work or design work from 'speculative' public workshops, organised with access space.</text:p>
      <text:p text:style-name="P40"/>
      <text:p text:style-name="P35"/>
      <text:p text:style-name="P30">What it is about...............</text:p>
      <text:p text:style-name="P7"/>
      <text:p text:style-name="P7">computational design as method not tool</text:p>
      <text:p text:style-name="P7">open source as method</text:p>
      <text:p text:style-name="P7">- how do I 'open source'?</text:p>
      <text:p text:style-name="P7">- what is open source anyway?</text:p>
      <text:p text:style-name="P7">- what could/ should it be?</text:p>
      <text:p text:style-name="P7"/>
      <text:p text:style-name="P7">design processes with symbiotic relationship to the practices of open source</text:p>
      <text:p text:style-name="P7"/>
      <text:p text:style-name="P9">social technological context and issues</text:p>
      <text:p text:style-name="P10">- big data [&lt;making data public&gt; and &lt;public making data&gt;]</text:p>
      <text:p text:style-name="P10">- BIM</text:p>
      <text:p text:style-name="P10">- google glasses</text:p>
      <text:p text:style-name="P10">- computational power in mobile phones</text:p>
      <text:p text:style-name="P10">- cloud computing</text:p>
      <text:p text:style-name="P10">- materialisation of digital technology </text:p>
      <text:p text:style-name="P10">- distance between user and power</text:p>
      <text:p text:style-name="P10"/>
      <text:p text:style-name="P9">theoretical context</text:p>
      <text:p text:style-name="P10">- cyborgs and post humanism</text:p>
      <text:p text:style-name="P10">- constructing knowledge</text:p>
      <text:p text:style-name="P10">- science and simulation</text:p>
      <text:p text:style-name="P7"/>
      <text:p text:style-name="P11">required definitions</text:p>
      <text:p text:style-name="P7"/>
      <text:p text:style-name="P1"><text:span text:style-name="T1">methods –</text:span><text:span text:style-name="T2"> processes shaped [knowingly or otherwise] by the use of specific tools and methods</text:span></text:p>
      <text:p text:style-name="P1"><text:span text:style-name="T1">tools </text:span><text:span text:style-name="T2">- software</text:span></text:p>
      <text:p text:style-name="P1"><text:span text:style-name="T1">apparatus </text:span><text:span text:style-name="T2">- machines</text:span></text:p>
      <text:p text:style-name="P7"/>
      <text:p text:style-name="P7">algorithm – the instructions [configurable, buildable, testable, shareable</text:p>
      <text:p text:style-name="P7">interface – models of involvment [what is the interface? What do you learn? What is the residual knowledge?]</text:p>
      <text:p text:style-name="P7">simulation – the construction of scientific knowledge during architectural design. [Spatial, environmental </text:p>
      <text:p text:style-name="P7"/>
      <text:p text:style-name="P12">how to build the open source version of the above?</text:p>
      <text:p text:style-name="P13"/>
      <text:p text:style-name="P7"/>
      <text:p text:style-name="P15">relevant attempts in the field</text:p>
      <text:p text:style-name="P16">wikiplaza - hackitectura</text:p>
      <text:p text:style-name="P16">open source architetcure manifesto</text:p>
      <text:p text:style-name="P16">constant, et al</text:p>
      <text:p text:style-name="P16"/>
      <text:p text:style-name="P8">Urban versioning – usman haque and matthew fuller</text:p>
      <text:p text:style-name="P4"><text:span text:style-name="T1">**</text:span><text:span text:style-name="T3">continuous**collaborative**concurrent**</text:span></text:p>
      <text:p text:style-name="P8">Git hub – social coding</text:p>
      <text:p text:style-name="P14">SimBot BETA</text:p>
      <text:p text:style-name="P7"/>
      <text:p text:style-name="P5">What it is not about...........</text:p>
      <text:p text:style-name="P5"/>
      <text:p text:style-name="P2"><text:span text:style-name="T1">an attempt to find out some as yet unknown 'truth' about architetcure through computational design </text:span><text:soft-page-break/><text:span text:style-name="T1">techniques</text:span></text:p>
      <text:p text:style-name="P7"/>
      <text:p text:style-name="P7">open source tools</text:p>
      <text:p text:style-name="P7">- here is my my code, please to take it</text:p>
      <text:p text:style-name="P7">- skeumorphic design processes and tools</text:p>
      <text:p text:style-name="P7"/>
      <text:p text:style-name="P7">Fab labs – the use of digital tools for 'self-making' or manufacturing</text:p>
      <text:p text:style-name="P7"/>
      <text:p text:style-name="P58"><text:span text:style-name="Emphasis"><text:span text:style-name="T113">- - - - - - - - - - - - - - - - - - - - - - - - - - - - - - - - - - - - - - - - - - - - - - - - - - - - - - - - - - - - - - - - - - - - -</text:span></text:span></text:p>
      <text:p text:style-name="P58"><text:span text:style-name="T115">From urban versioning......</text:span></text:p>
      <text:p text:style-name="P58"><text:span text:style-name="T115"/></text:p>
      <text:p text:style-name="P66"><text:span text:style-name="T110">The Free Software Definition</text:span><text:span text:style-name="T112">3 </text:span><text:span text:style-name="T109">states that free software contains the</text:span></text:p>
      <text:p text:style-name="P65"><text:span text:style-name="T109">following freedoms:</text:span></text:p>
      <text:p text:style-name="P65"><text:span text:style-name="T109">• The freedom to run the program, for any purpose </text:span><text:span text:style-name="T114">( freedom 0).</text:span></text:p>
      <text:p text:style-name="P65"><text:span text:style-name="T109">• The freedom to study how the program works, and adapt it to your</text:span></text:p>
      <text:p text:style-name="P65"><text:span text:style-name="T109">needs </text:span><text:span text:style-name="T114">( freedom 1)</text:span><text:span text:style-name="T109">. Access to the source code is a precondition for this.</text:span></text:p>
      <text:p text:style-name="P65"><text:span text:style-name="T109">• The freedom to redistribute copies so you can help your neighbor</text:span></text:p>
      <text:p text:style-name="P65"><text:span text:style-name="T114">( freedom 2).</text:span></text:p>
      <text:p text:style-name="P65"><text:span text:style-name="T109">• The freedom to improve the program, and release your improvements</text:span></text:p>
      <text:p text:style-name="P65"><text:span text:style-name="T109">to the public, so that the whole community benefits </text:span><text:span text:style-name="T114">( freedom 3).</text:span></text:p>
      <text:p text:style-name="P67"><text:span text:style-name="T109">Access to the source code is a precondition for this.</text:span></text:p>
      <text:p text:style-name="P28"><text:span text:style-name="Emphasis"><text:span text:style-name="T130">…..</text:span></text:span><text:span text:style-name="Emphasis"><text:span text:style-name="T131">how do these map to architecture??</text:span></text:span></text:p>
      <text:p text:style-name="P60"><text:span text:style-name="Emphasis"><text:span text:style-name="T126">In architecture there is no substance</text:span></text:span></text:p>
      <text:p text:style-name="P63"><text:span text:style-name="T109">that is concurrently both “editable source code” (genotype) and</text:span></text:p>
      <text:p text:style-name="P63"><text:span text:style-name="T109">“usable artifact” (phenotype)</text:span></text:p>
      <text:p text:style-name="P55"><text:span text:style-name="T109"/></text:p>
      <text:p text:style-name="P56"><text:span text:style-name="Emphasis"><text:span text:style-name="T113">- - - - - - - - - - - - - - - - - - - - - - - - - - - - - - - - - - - - - - - - - - - - - - - - - - - - - - - - - - - - - - - - - - - - -</text:span></text:span></text:p>
      <text:p text:style-name="P74"><text:span text:style-name="Emphasis"><text:span text:style-name="T117">devices for urban versioning....?? phenotypes for accessing genotypes.....</text:span></text:span></text:p>
      <text:p text:style-name="P75"><text:span text:style-name="Emphasis"><text:span text:style-name="T118">'COMMIT' <text:tab/><text:tab/>distillation and encoding <text:tab/><text:tab/>'ALGORITHM'</text:span></text:span></text:p>
      <text:p text:style-name="P75"><text:span text:style-name="Emphasis"><text:span text:style-name="T118">'BRANCH'<text:tab/><text:tab/>distribution and communication <text:tab/>'INTERFACE'</text:span></text:span></text:p>
      <text:p text:style-name="P75"><text:span text:style-name="Emphasis"><text:span text:style-name="T118">'MERGE' <text:tab/><text:tab/>re-assembly and analysis <text:tab/><text:tab/>'SIMULATION'</text:span></text:span></text:p>
      <text:p text:style-name="P68"><text:span text:style-name="Emphasis"><text:span text:style-name="T67">- - - - - - - - - - - - - - - - - - - - - - - - - - - - - - - - - - - - - - - - - - - - - - - - - - - - - - - - - - - - - - - - - - - -</text:span></text:span><text:span text:style-name="Emphasis"><text:span text:style-name="T129"> </text:span></text:span></text:p>
      <text:p text:style-name="P68"><text:span text:style-name="Emphasis"><text:span text:style-name="T129"/></text:span></text:p>
      <text:p text:style-name="P68"><text:span text:style-name="Emphasis"><text:span text:style-name="T126">spatial </text:span></text:span><text:span text:style-name="T127">“operating systems,”</text:span></text:p>
      <text:p text:style-name="P60"><text:span text:style-name="Emphasis"><text:span text:style-name="T126">“</text:span></text:span><text:span text:style-name="T127">concurrent versioning system” (CVS) for architecture</text:span></text:p>
      <text:p text:style-name="P62"><text:span text:style-name="T109"/></text:p>
      <text:p text:style-name="P62"><text:span text:style-name="T109">In an architectural context, a CVS would need</text:span></text:p>
      <text:p text:style-name="P63"><text:span text:style-name="T109">to achieve two goals. First, it would enable the processes of development,</text:span></text:p>
      <text:p text:style-name="P63"><text:span text:style-name="T109">testing and inhabitation to occur concurrently. Second, it would</text:span></text:p>
      <text:p text:style-name="P63"><text:span text:style-name="T109">provide an infrastructure for different granularities of participation</text:span></text:p>
      <text:p text:style-name="P63"><text:span text:style-name="T109">for each designer/participant.</text:span></text:p>
      <text:p text:style-name="P63"><text:span text:style-name="T125"/></text:p>
      <text:p text:style-name="P64"><text:span text:style-name="T109">[1] Build rather than design</text:span></text:p>
      <text:p text:style-name="P63"><text:span text:style-name="T109">[2] Materials must come pre-broken</text:span></text:p>
      <text:p text:style-name="P63"><text:span text:style-name="T109">[3] Make joints</text:span></text:p>
      <text:p text:style-name="P63"><text:span text:style-name="T109">[4] Rubbish is the root of virtuosity</text:span></text:p>
      <text:p text:style-name="P63"><text:span text:style-name="T109">[5] Collaborate with collaborators</text:span></text:p>
      <text:p text:style-name="P63"><text:span text:style-name="T109">[6] Copying or not copying is irrelevant</text:span></text:p>
      <text:p text:style-name="P63"><text:span text:style-name="T109">[7] Property must be invented</text:span></text:p>
      <text:p text:style-name="P55"><text:span text:style-name="T109"/></text:p>
      <text:p text:style-name="P61"><text:span text:style-name="Emphasis"><text:span text:style-name="T113">- - - - - - - - - - - - - - - - - - - - - - - - - - - - - - - - - - - - - - - - - - - - - - - - - - - - - - - - - - - - - - - - - - - - -</text:span></text:span></text:p>
      <text:p text:style-name="P73"><text:span text:style-name="Emphasis"><text:span text:style-name="T118">ben fry</text:span></text:span></text:p>
      <text:p text:style-name="P61"><text:span text:style-name="Emphasis"><text:span text:style-name="T123">The ability to collect, store, and manage data is increasing quickly, but </text:span></text:span></text:p>
      <text:p text:style-name="P70">our ability to understand it remains constant. In an attempt to gain </text:p>
      <text:p text:style-name="P70">better understanding of data, fields such as information visualization, </text:p>
      <text:p text:style-name="P70">data mining and graphic design are employed, each solving an isolated </text:p>
      <text:p text:style-name="P70">part of the specific problem, but failing in a broader sense: there are </text:p>
      <text:p text:style-name="P70"><text:soft-page-break/>too many unsolved problems in the visualization of complex data. As a </text:p>
      <text:p text:style-name="P70">solution, this dissertation proposes that the individual fields be brought </text:p>
      <text:p text:style-name="P70">together as part of a singular process titled Computational Information </text:p>
      <text:p text:style-name="P70">Design. </text:p>
      <text:p text:style-name="P70">This dissertation first examines the individual pedagogies of design, </text:p>
      <text:p text:style-name="P70">information, and computation with a focus on how they support one </text:p>
      <text:p text:style-name="P70">another as parts of a combined methodology for the exploration, </text:p>
      <text:p text:style-name="P70">analysis, and representation of complex data. Next, in order to make the </text:p>
      <text:p text:style-name="P70">process accessible to a wider audience, a tool is introduced to simplify </text:p>
      <text:p text:style-name="P70">the computational process for beginners, and can be used as a sketch</text:p>
      <text:p text:style-name="P70">-</text:p>
      <text:p text:style-name="P70">ing platform by more advanced users. Finally, a series of examples show </text:p>
      <text:p text:style-name="P70">how the methodology and tool can be used to address a range of data </text:p>
      <text:p text:style-name="P70">problems, in particular, the human geno</text:p>
      <text:p text:style-name="P73"><text:span text:style-name="Emphasis"><text:span text:style-name="T118"/></text:span></text:p>
      <text:p text:style-name="P29"><text:span text:style-name="Emphasis"><text:span text:style-name="T38">Digital Design </text:span></text:span><text:span text:style-name="Emphasis"><text:span text:style-name="T39">Methods</text:span></text:span><text:span text:style-name="Emphasis"><text:span text:style-name="T38">: Open computing </text:span></text:span><text:span text:style-name="Emphasis"><text:span text:style-name="T40">for </text:span></text:span><text:span text:style-name="Emphasis"><text:span text:style-name="T41">critical </text:span></text:span><text:span text:style-name="Emphasis"><text:span text:style-name="T40">simulations in</text:span></text:span><text:span text:style-name="Emphasis"><text:span text:style-name="T38"> architecture</text:span></text:span></text:p>
      <text:p text:style-name="P31"><text:span text:style-name="Emphasis">Research </text:span><text:span text:style-name="Emphasis">Question</text:span></text:p>
      <text:p text:style-name="P32"><text:span text:style-name="Emphasis"><text:span text:style-name="T6">My</text:span></text:span><text:span text:style-name="Emphasis"><text:span text:style-name="T4"> research is concerned with defining an alternative form of ‘open-source’ architectural practice of computational methods. How can critical approaches to computing inform a practice of architecture that is defined by such methods, rather than one that only is composed of tools? </text:span></text:span><text:span text:style-name="Emphasis"><text:span text:style-name="T7">How can such a practice address the question of access to complex computer technology within architectural design processes?</text:span></text:span></text:p>
      <text:p text:style-name="P31"><text:span text:style-name="Emphasis">Research Aims</text:span></text:p>
      <text:list xml:id="list4390055806109720856" text:style-name="L1">
        <text:list-item>
          <text:p text:style-name="P71">To define an ecology of digital techniques, that <text:span text:style-name="T59">includes</text:span> the physical consequences of virtual technologies</text:p>
        </text:list-item>
        <text:list-item>
          <text:p text:style-name="P71">To engage with computational design as a democratic and participatory tool</text:p>
        </text:list-item>
        <text:list-item>
          <text:p text:style-name="P71">To develop <text:span text:style-name="T59">new </text:span>open source computer techniques to <text:span text:style-name="T59">counter closed models of</text:span> spatial <text:span text:style-name="T59">simulation in architectural design</text:span></text:p>
        </text:list-item>
      </text:list>
      <text:p text:style-name="P31"><text:span text:style-name="Emphasis">Theoretical Context</text:span></text:p>
      <text:p text:style-name="P32"><text:span text:style-name="Emphasis"><text:span text:style-name="T6">My</text:span></text:span><text:span text:style-name="Emphasis"><text:span text:style-name="T4"> work </text:span></text:span><text:span text:style-name="Emphasis"><text:span text:style-name="T6">is</text:span></text:span><text:span text:style-name="Emphasis"><text:span text:style-name="T4"> framed by contemporary feminist theories of situated knowledge with regard to the broad question of science practice and its societal implications [Haraway, Braidotti] and the more specific issue of historical narrative of computing that has lead to alternate formations such of terms such as cyborgs [Haraway] and post-humans [Hayles]. Within th</text:span></text:span><text:span text:style-name="Emphasis"><text:span text:style-name="T6">is</text:span></text:span><text:span text:style-name="Emphasis"><text:span text:style-name="T4"> context of the ideas of situated knowledge is my intention to 're-rehabilitate' <text:s/>now discarded ideas/ technology/ code </text:span></text:span><text:span text:style-name="Emphasis"><text:span text:style-name="T6">surrounding computational design and to </text:span></text:span><text:span text:style-name="Emphasis"><text:span text:style-name="T4">explore the alternative uses that they suggest within </text:span></text:span><text:span text:style-name="Emphasis"><text:span text:style-name="T6">a new practice of </text:span></text:span><text:span text:style-name="Emphasis"><text:span text:style-name="T4">architectur</text:span></text:span><text:span text:style-name="Emphasis"><text:span text:style-name="T6">e</text:span></text:span><text:span text:style-name="Emphasis"><text:span text:style-name="T4">. </text:span></text:span></text:p>
      <text:p text:style-name="P32"><text:span text:style-name="Emphasis"><text:span text:style-name="T4">I not only want 'recycle' the algorithms themselves, but include them into a new, expanded idea of 'open source', that retains a focus on access to computational technology, but that also incorporates way of democratising the knowledge (and its means of production) of the 'scientific' concepts relating to emergence – an open source' approach that is about both 'skills' and 'knowledges'.</text:span></text:span></text:p>
      <text:p text:style-name="P32"><text:span text:style-name="Emphasis"><text:span text:style-name="T60">More broadly, the question of computational science is addressed though the o</text:span></text:span><text:span text:style-name="Emphasis"><text:span text:style-name="T61">ntological and epistemological significance of </text:span></text:span><text:span text:style-name="Emphasis"><text:span text:style-name="T60">the concept of </text:span></text:span><text:span text:style-name="Emphasis"><text:span text:style-name="T61">e</text:span></text:span><text:span text:style-name="Emphasis"><text:span text:style-name="T62">mergenc</text:span></text:span><text:span text:style-name="Emphasis"><text:span text:style-name="T63">e </text:span></text:span><text:span text:style-name="Emphasis"><text:span text:style-name="T62">[</text:span></text:span><text:span text:style-name="Emphasis"><text:span text:style-name="T61">Deleuze, </text:span></text:span><text:span text:style-name="Emphasis"><text:span text:style-name="T62">De Landa</text:span></text:span><text:span text:style-name="Emphasis"><text:span text:style-name="T64">] and </text:span></text:span><text:span text:style-name="Emphasis"><text:span text:style-name="T63">the science of </text:span></text:span><text:span text:style-name="Emphasis"><text:span text:style-name="T64">quantum physics [</text:span></text:span><text:span text:style-name="Emphasis"><text:span text:style-name="T62">Prigogine, Barad]. </text:span></text:span><text:span text:style-name="Emphasis"><text:span text:style-name="T64">Terms such as 'measure' and 'value', so common in computing, are re-conceptualized to reflect the significance of these strands of scientific research, both in terms of what and how we can measure.</text:span></text:span></text:p>
      <text:p text:style-name="P32"><text:span text:style-name="Emphasis"><text:span text:style-name="T4">I will <text:s/>place this within <text:s/>a new form of ‘Digital Ecologies’ [Guattari, Bateson], formed from the consequences – knowledge, material, environment, bodies, politics, technologies, economies - of the current paradigm of ‘technological transience’ [Gabrys].</text:span></text:span></text:p>
      <text:p text:style-name="P31"><text:span text:style-name="Emphasis">Princ</text:span><text:span text:style-name="Emphasis"><text:span text:style-name="T68">i</text:span></text:span><text:span text:style-name="Emphasis">ple </text:span><text:span text:style-name="Emphasis"><text:span text:style-name="T69">T</text:span></text:span><text:span text:style-name="Emphasis">hemes</text:span></text:p>
      <text:p text:style-name="P32"><text:span text:style-name="Emphasis"><text:span text:style-name="T6">Using these theoretical strands, my PhD focuses more specifically on three particular aspects of computing that are linked through the historical construction of contemporary understanding of what constitutes computational technology – algorithms, interface and simulation –</text:span></text:span><text:span text:style-name="Emphasis"><text:span text:style-name="T8"> and I am currently undertaking case studies and projects structured under these topics.</text:span></text:span></text:p>
      <text:p text:style-name="P32"><text:span text:style-name="Emphasis"><text:span text:style-name="T42">A</text:span></text:span><text:span text:style-name="Emphasis"><text:span text:style-name="T43">lgorithm</text:span></text:span><text:span text:style-name="Emphasis"><text:span text:style-name="T44">s </text:span></text:span><text:span text:style-name="Emphasis"><text:span text:style-name="T43"><text:s/>–</text:span></text:span><text:span text:style-name="Emphasis"><text:span text:style-name="T45"> as an explicit records of </text:span></text:span><text:span text:style-name="Emphasis"><text:span text:style-name="T46">critical </text:span></text:span><text:span text:style-name="Emphasis"><text:span text:style-name="T45">process</text:span></text:span><text:span text:style-name="Emphasis"><text:span text:style-name="T46">es</text:span></text:span></text:p>
      <text:p text:style-name="P32"><text:span text:style-name="T70">Algorithms are crucial to both software engineering and computer science. But in each case, they operate in different ways. In computer science, they are seen in abstract, as a description of the tasks to be carried out, whereas in software design they are more practical - <text:s/>through a programming language, <text:s/>algorithms do things. </text:span><text:span text:style-name="T71">But this </text:span><text:span text:style-name="T70">conflict is in fact a conflation. Whilst there is a formal separation between an algorithm and the data that </text:span><text:span text:style-name="T72">i</text:span><text:span text:style-name="T70">t requires to execute its tasks, the relationship between the two is such that an algorithm stripped of its data </text:span><text:span text:style-name="T73"><text:s/></text:span><text:span text:style-name="T70">– i.e. it's context – is no longer an algorithm. Therefore, the algorithm as an abstract concept is problematic </text:span><text:span text:style-name="Emphasis"><text:span text:style-name="T9"><text:s/>–</text:span></text:span><text:span text:style-name="Emphasis"><text:span text:style-name="T10"> you cannot simply 'think algorithmically' </text:span></text:span><text:span text:style-name="Emphasis"><text:span text:style-name="T11">[Goffey]</text:span></text:span><text:span text:style-name="Emphasis"><text:span text:style-name="T10">. </text:span></text:span><text:span text:style-name="Emphasis"><text:span text:style-name="T8">B</text:span></text:span><text:span text:style-name="Emphasis"><text:span text:style-name="T12">ut you can 'act' </text:span></text:span><text:span text:style-name="Emphasis"><text:span text:style-name="T10">algorithmically</text:span></text:span><text:span text:style-name="Emphasis"><text:span text:style-name="T12">. </text:span></text:span><text:span text:style-name="Emphasis"><text:span text:style-name="T8">Algorithms </text:span></text:span><text:span text:style-name="Emphasis"><text:span text:style-name="T12">are ways of recording </text:span></text:span><text:span text:style-name="Emphasis"><text:span text:style-name="T13">and distributing </text:span></text:span><text:span text:style-name="Emphasis"><text:span text:style-name="T12">action</text:span></text:span><text:span text:style-name="Emphasis"><text:span text:style-name="T13">s</text:span></text:span><text:span text:style-name="Emphasis"><text:span text:style-name="T12"> as well as communicating </text:span></text:span><text:span text:style-name="Emphasis"><text:span text:style-name="T13">them.</text:span></text:span></text:p>
      <text:p text:style-name="P32"><text:span text:style-name="Emphasis"><text:span text:style-name="T42">I</text:span></text:span><text:span text:style-name="Emphasis"><text:span text:style-name="T43">nterface</text:span></text:span><text:span text:style-name="Emphasis"><text:span text:style-name="T44">s </text:span></text:span><text:span text:style-name="Emphasis"><text:span text:style-name="T43"><text:s/>–</text:span></text:span><text:span text:style-name="Emphasis"><text:span text:style-name="T45"> as </text:span></text:span><text:span text:style-name="Emphasis"><text:span text:style-name="T46">social </text:span></text:span><text:span text:style-name="Emphasis"><text:span text:style-name="T45">models of involvement</text:span></text:span></text:p>
      <text:p text:style-name="P32"><text:soft-page-break/><text:span text:style-name="Emphasis"><text:span text:style-name="T14">Interface, and specifically the GUI, is what commonly <text:s/>marks the difference between 'code' and 'software'. </text:span></text:span><text:span text:style-name="Emphasis"><text:span text:style-name="T11">However, the knowledge of the user blurs this apparently clear distinction. Furthermore, </text:span></text:span><text:span text:style-name="Strong_20_Emphasis"><text:span text:style-name="T15"><text:s/>'Human Computer Interaction' (HCI) operates through an over simplification of feedback mechanisms </text:span></text:span><text:span text:style-name="Strong_20_Emphasis"><text:span text:style-name="T11">of </text:span></text:span><text:span text:style-name="Strong_20_Emphasis"><text:span text:style-name="T15"><text:s/>'stimulus' and 'response' </text:span></text:span><text:span text:style-name="Strong_20_Emphasis"><text:span text:style-name="T11">and as such, designing</text:span></text:span><text:span text:style-name="Strong_20_Emphasis"><text:span text:style-name="T15"> with a </text:span></text:span><text:span text:style-name="Strong_20_Emphasis"><text:span text:style-name="T11">(mythical) </text:span></text:span><text:span text:style-name="Strong_20_Emphasis"><text:span text:style-name="T15">'typical' user in mind </text:span></text:span><text:span text:style-name="Strong_20_Emphasis"><text:span text:style-name="T11">that is both empowered and made invisible [Fuller]. </text:span></text:span><text:span text:style-name="Strong_20_Emphasis"><text:span text:style-name="T16">Software interface is more usefully understood as </text:span></text:span><text:span text:style-name="Strong_20_Emphasis"><text:span text:style-name="T17">social </text:span></text:span><text:span text:style-name="Strong_20_Emphasis"><text:span text:style-name="T16">models of involvement within the complex processes that sit behind the screen.</text:span></text:span></text:p>
      <text:p text:style-name="P32"><text:span text:style-name="Emphasis"><text:span text:style-name="T42">S</text:span></text:span><text:span text:style-name="Emphasis"><text:span text:style-name="T43">imulation</text:span></text:span><text:span text:style-name="Emphasis"><text:span text:style-name="T44">s </text:span></text:span><text:span text:style-name="Emphasis"><text:span text:style-name="T43"><text:s/>–</text:span></text:span><text:span text:style-name="Emphasis"><text:span text:style-name="T45"> as </text:span></text:span><text:span text:style-name="Emphasis"><text:span text:style-name="T46">speculative </text:span></text:span><text:span text:style-name="Emphasis"><text:span text:style-name="T45">open experiments</text:span></text:span></text:p>
      <text:p text:style-name="P32"><text:span text:style-name="Strong_20_Emphasis"><text:span text:style-name="T18">Simulation is intertwined with both the historical development of computational technology and science and a wider understanding of its potential uses. Cybernetics, and the subsequent research into Artificial Intelligence is indicative of this duality. The architecture of a computer memory is a simulation of the human brain that the computer then seeks to further simulate through (algorithmic) techniques such as neural networks </text:span></text:span><text:span text:style-name="Strong_20_Emphasis"><text:span text:style-name="T65">[</text:span></text:span><text:span text:style-name="Strong_20_Emphasis"><text:span text:style-name="T66">Slack</text:span></text:span><text:span text:style-name="Strong_20_Emphasis"><text:span text:style-name="T65">]</text:span></text:span><text:span text:style-name="Strong_20_Emphasis"><text:span text:style-name="T18">. Simulation represents that potentials and dangers of computational technology. <text:s/></text:span></text:span><text:span text:style-name="Strong_20_Emphasis"><text:span text:style-name="T19">They </text:span></text:span><text:span text:style-name="Strong_20_Emphasis"><text:span text:style-name="T20">risk </text:span></text:span><text:span text:style-name="Strong_20_Emphasis"><text:span text:style-name="T19">tak</text:span></text:span><text:span text:style-name="Strong_20_Emphasis"><text:span text:style-name="T20">ing</text:span></text:span><text:span text:style-name="Strong_20_Emphasis"><text:span text:style-name="T19"> the simplified abstraction of the complexity of the world and return it as it's underlying structure </text:span></text:span><text:span text:style-name="Strong_20_Emphasis"><text:span text:style-name="T18">[Hayles, Harraway, Latour]. Furthermore, our ability to contest the conclusions of complex simulation is limited by access to both hardware, through the difference between elite and personal computing power [Eglash] and software, through </text:span></text:span><text:span text:style-name="Strong_20_Emphasis"><text:span text:style-name="T21">commercial</text:span></text:span><text:span text:style-name="Strong_20_Emphasis"><text:span text:style-name="T18"> dominance </text:span></text:span><text:span text:style-name="Strong_20_Emphasis"><text:span text:style-name="T21">and control.</text:span></text:span><text:span text:style-name="Strong_20_Emphasis"><text:span text:style-name="T18"> </text:span></text:span></text:p>
      <text:p text:style-name="P32"><text:span text:style-name="Emphasis"><text:span text:style-name="T4">- - - - - - - - - - - - - - - - - - - - - - - - - - - - - - - - - - - - - - - - - - - - - - - - - - - - - - - - - - - - - - - - - - - - - - </text:span></text:span></text:p>
      <text:p text:style-name="P28"><text:span text:style-name="T49">Ongoing</text:span><text:span text:style-name="T50"> c</text:span><text:span text:style-name="T51">ase studies </text:span><text:span text:style-name="T52">&amp; </text:span><text:span text:style-name="T53">p</text:span><text:span text:style-name="T52">rojects</text:span></text:p>
      <text:p text:style-name="P31"><text:span text:style-name="Emphasis"><text:span text:style-name="T42">A</text:span></text:span><text:span text:style-name="Emphasis"><text:span text:style-name="T43">lgorithm</text:span></text:span><text:span text:style-name="Emphasis"><text:span text:style-name="T44">s </text:span></text:span><text:span text:style-name="Emphasis"><text:span text:style-name="T43"><text:s/>–</text:span></text:span><text:span text:style-name="Emphasis"><text:span text:style-name="T45"> as an explicit records of </text:span></text:span><text:span text:style-name="Emphasis"><text:span text:style-name="T46">critical </text:span></text:span><text:span text:style-name="Emphasis"><text:span text:style-name="T45">process</text:span></text:span><text:span text:style-name="Emphasis"><text:span text:style-name="T46">es</text:span></text:span></text:p>
      <text:p text:style-name="P33">Tactile programming: <text:span text:style-name="T74">'Material Computing' For Architectural Design </text:span></text:p>
      <text:p text:style-name="P32"><text:span text:style-name="Emphasis"><text:span text:style-name="T22">'</text:span></text:span><text:span text:style-name="Emphasis"><text:span text:style-name="T12">Tactile programming</text:span></text:span><text:span text:style-name="Emphasis"><text:span text:style-name="T22">'</text:span></text:span><text:span text:style-name="Emphasis"><text:span text:style-name="T12"> is</text:span></text:span><text:span text:style-name="Emphasis"><text:span text:style-name="T22"> the title of a workshop that I Have taught at the School of Architecture, University of Sheffield over the past 6 years. </text:span></text:span><text:span text:style-name="T75">T</text:span>he <text:span text:style-name="T76">purpose of the </text:span>workshop has <text:span text:style-name="T76">been</text:span> to challenge <text:span text:style-name="T75">the common narratives</text:span><text:span text:style-name="T77"> </text:span>of <text:span text:style-name="T78">computational design in </text:span><text:span text:style-name="T75">architecture</text:span><text:span text:style-name="T78"> and</text:span> <text:span text:style-name="T76">specifically </text:span><text:span text:style-name="T79">that of</text:span><text:span text:style-name="T76"> </text:span><text:span text:style-name="T80">'</text:span><text:span text:style-name="T76">parametrics</text:span><text:span text:style-name="T80">'</text:span><text:span text:style-name="T76"> </text:span><text:span text:style-name="T80">by adopting</text:span><text:span text:style-name="T76"> physical modelling techniques </text:span><text:span text:style-name="T80">in</text:span><text:span text:style-name="T79"> place of</text:span><text:span text:style-name="T76"> the </text:span><text:span text:style-name="T75">kinds of </text:span><text:span text:style-name="T80">software</text:span><text:span text:style-name="T76"> more commonly seen in the field. </text:span>The workshop was undertaken du<text:span text:style-name="T81">r</text:span>ing the mid-point of <text:span text:style-name="T82">Masters</text:span> level student projects and marked the transitory point <text:span text:style-name="T82">from</text:span> data collection and diagramming, to the exploration of it's spatial consequences. <text:span text:style-name="T83">Students were asked to make physical models of their project data, and use the models as a way of exploring alternate design possibilities and scenarios.</text:span></text:p>
      <text:p text:style-name="P32"><text:span text:style-name="Emphasis"><text:span text:style-name="T84">'</text:span></text:span><text:span text:style-name="Emphasis"><text:span text:style-name="T85">Tactile programming</text:span></text:span><text:span text:style-name="Emphasis"><text:span text:style-name="T84">'</text:span></text:span><text:span text:style-name="Emphasis"><text:span text:style-name="T85"> is</text:span></text:span><text:span text:style-name="Emphasis"><text:span text:style-name="T84"> </text:span></text:span><text:span text:style-name="Emphasis"><text:span text:style-name="T85">about the extent to which you engage with <text:s/>algorithms as both a means of recording </text:span></text:span><text:span text:style-name="Emphasis"><text:span text:style-name="T86">and communicating action</text:span></text:span><text:span text:style-name="Emphasis"><text:span text:style-name="T85">.</text:span></text:span></text:p>
      <text:p text:style-name="P32"><text:span text:style-name="T23">&gt; This was</text:span><text:span text:style-name="T24"> presented at </text:span><text:span text:style-name="T93">'Facts and Fictions'</text:span><text:span text:style-name="T24"> 10th Annual AHRA Research Student Symposium, Sweden, May 2013</text:span></text:p>
      <text:p text:style-name="P31"><text:span text:style-name="Emphasis"><text:span text:style-name="T47">I</text:span></text:span><text:span text:style-name="Emphasis"><text:span text:style-name="T43">nterface</text:span></text:span><text:span text:style-name="Emphasis"><text:span text:style-name="T44">s </text:span></text:span><text:span text:style-name="Emphasis"><text:span text:style-name="T43"><text:s/>–</text:span></text:span><text:span text:style-name="Emphasis"><text:span text:style-name="T45"> as </text:span></text:span><text:span text:style-name="Emphasis"><text:span text:style-name="T46">social </text:span></text:span><text:span text:style-name="Emphasis"><text:span text:style-name="T45">models of involvement</text:span></text:span></text:p>
      <text:p text:style-name="P32"><text:span text:style-name="T48">Branch, Merge, Commit: New forms of Open Source for Designing With BIM</text:span><text:span text:style-name="T25"> </text:span></text:p>
      <text:p text:style-name="P32"><text:span text:style-name="T26">This is a case study of a piece of </text:span><text:span text:style-name="T27">versioning </text:span><text:span text:style-name="T26">software </text:span><text:span text:style-name="T27">- </text:span><text:span text:style-name="T26">GitHub </text:span><text:span text:style-name="T27">-</text:span><text:span text:style-name="T26"> that is commonly used the open source software development community and offers potential for developing a critical method of open source design for architects. </text:span><text:span text:style-name="T28">I </text:span><text:span text:style-name="T26">have taken</text:span><text:span text:style-name="T28"> three modes that are characteristic of BIM work flows - </text:span><text:span text:style-name="T94">collaborative, concurrent and continuous</text:span><text:span text:style-name="T28"> – and </text:span><text:span text:style-name="T5">explore them using the terminology and action</text:span><text:span text:style-name="T29">s</text:span><text:span text:style-name="T5"> </text:span><text:span text:style-name="T29">associated with</text:span><text:span text:style-name="T5"> versioning software</text:span><text:span text:style-name="T28"> –</text:span><text:span text:style-name="T29"> </text:span><text:span text:style-name="T95">commit, branch and merge</text:span><text:span text:style-name="T29">. <text:s/></text:span></text:p>
      <text:p text:style-name="P33">Collaborative Behaviour (Commit) - part<text:span text:style-name="T96">s</text:span>, component<text:span text:style-name="T96">s</text:span>, assembl<text:span text:style-name="T96">ies</text:span></text:p>
      <text:p text:style-name="P32"><text:span text:style-name="T97">Concurrent </text:span><text:span text:style-name="T98">Behaviour </text:span><text:span text:style-name="T99">(Branch) </text:span><text:span text:style-name="T100">- Many</text:span><text:span text:style-name="T101"> </text:span><text:span text:style-name="T102">version</text:span><text:span text:style-name="T100">s</text:span></text:p>
      <text:p text:style-name="P32"><text:span text:style-name="T103">C</text:span><text:span text:style-name="Strong_20_Emphasis">ontinuous Behaviour (Merge) – Authorship</text:span></text:p>
      <text:p text:style-name="P32"><text:span text:style-name="Strong_20_Emphasis"/></text:p>
      <text:p text:style-name="P32"><text:span text:style-name="T87">As part of this case study, I have published my ongoing PhD work on GitHub </text:span><text:span text:style-name="T88">and will use this as platform to investigate the above ideas</text:span><text:span text:style-name="T89">, </text:span><text:span text:style-name="T90">particularly</text:span><text:span text:style-name="T88"> that of authorship.</text:span></text:p>
      <text:p text:style-name="P32"><text:span text:style-name="T23">&gt; This </text:span><text:span text:style-name="T30">work </text:span><text:span text:style-name="T23">will</text:span><text:span text:style-name="T24"> be presented at </text:span><text:span text:style-name="T93">'Pedagogy meets Big Data and BIM' Conference,</text:span><text:span text:style-name="T24"> The Bartlett, UCL, </text:span><text:span text:style-name="T24">London, June 201</text:span><text:span text:style-name="T31">3.</text:span></text:p>
      <text:p text:style-name="P31"><text:span text:style-name="Emphasis"><text:span text:style-name="T42">S</text:span></text:span><text:span text:style-name="Emphasis"><text:span text:style-name="T43">imulation</text:span></text:span><text:span text:style-name="Emphasis"><text:span text:style-name="T44">s </text:span></text:span><text:span text:style-name="Emphasis"><text:span text:style-name="T43"><text:s/>–</text:span></text:span><text:span text:style-name="Emphasis"><text:span text:style-name="T45"> as </text:span></text:span><text:span text:style-name="Emphasis"><text:span text:style-name="T46">speculative </text:span></text:span><text:span text:style-name="Emphasis"><text:span text:style-name="T45">open experiments</text:span></text:span></text:p>
      <text:p text:style-name="P33"><text:soft-page-break/><text:span text:style-name="T54">environmental </text:span><text:span text:style-name="T55">'</text:span><text:span text:style-name="T51">simBot</text:span><text:span text:style-name="T55">' –</text:span><text:span text:style-name="T56"> mechanisms of feedback for design and simulation</text:span></text:p>
      <text:p text:style-name="P32"><text:span text:style-name="T32">This project is about building a</text:span><text:span text:style-name="T24"> </text:span><text:span text:style-name="T25">prototype tool for critical engagement in spatial simulation. </text:span><text:span text:style-name="T33">The</text:span><text:span text:style-name="T32"> initial </text:span><text:span text:style-name="T33">purpose</text:span><text:span text:style-name="T32"> is to make a satire of A</text:span><text:span text:style-name="T33">I</text:span><text:span text:style-name="T32"> </text:span><text:span text:style-name="T33">and cybernetic feedback</text:span><text:span text:style-name="T32"> by creating a 'bot' that is able to 'read', 'understand' and 'comment' on the </text:span><text:span text:style-name="T33">work </text:span><text:span text:style-name="T32">of students participating in a (separate) </text:span><text:span text:style-name="T33">environmental </text:span><text:span text:style-name="T32">simulation workshop. </text:span><text:span text:style-name="T33">T</text:span><text:span text:style-name="T32">hey will be using Energy Plus </text:span><text:span text:style-name="T33">to solve a specific design problem and t</text:span><text:span text:style-name="T32">he 'bot' will provide 'live' feedback on the progress of the students. The 'bot' will provide </text:span><text:span text:style-name="T33">a </text:span><text:span text:style-name="T32">subversive commentary and </text:span><text:span text:style-name="T33">an </text:span><text:span text:style-name="T32">alternative </text:span><text:span text:style-name="T33">representation</text:span><text:span text:style-name="T32"> of the data provided by the simulation software </text:span><text:span text:style-name="T33">with intention of encouraging the students to challenge their preconceived ideas around precision and interpretation in simulation.</text:span></text:p>
      <text:p text:style-name="P32"><text:span text:style-name="T34">My intention is to take this prototype and develop into a series different 'cyborg-tools', at different scales, as a way mediating architectural designers interactions with existing computational technologies of simulation. </text:span><text:span text:style-name="T35">These 'cyborg-tools' will form the basis of my ongoing PhD research.</text:span></text:p>
      <text:p text:style-name="P32"><text:span text:style-name="T34">'simBot' t</text:span><text:span text:style-name="T24">o be </text:span><text:span text:style-name="T32">tested</text:span><text:span text:style-name="T24"> at </text:span><text:span text:style-name="T93">Environmental Simulation Workshop</text:span><text:span text:style-name="T24"> School of Architecture, University of Sheffield, July 2013.</text:span></text:p>
      <text:p text:style-name="P28"><text:span text:style-name="Emphasis"><text:span text:style-name="T5"/></text:span></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sans-serif" svg:font-family="sans-serif"/>
    <style:font-face style:name="MercuryTextG4-Italic1" svg:font-family="MercuryTextG4-Italic" style:font-family-generic="roman"/>
    <style:font-face style:name="MercuryTextG4-Roman1" svg:font-family="MercuryTextG4-Roman" style:font-family-generic="roman"/>
    <style:font-face style:name="MercuryTextG4-Semibold" svg:font-family="MercuryTextG4-Semibold" style:font-family-generic="roman"/>
    <style:font-face style:name="MercuryTextG4-Italic" svg:font-family="MercuryTextG4-Italic" style:font-family-generic="roman" style:font-pitch="variable"/>
    <style:font-face style:name="MercuryTextG4-Roman" svg:font-family="MercuryTextG4-Roman"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Heading" style:family="paragraph" style:parent-style-name="Standard" style:class="text">
      <style:paragraph-properties fo:margin-left="0cm" fo:margin-right="0cm" fo:margin-top="0cm" fo:margin-bottom="0.3cm" style:contextual-spacing="false" fo:text-indent="0cm" style:auto-text-indent="false" fo:background-color="transparent">
        <style:background-image/>
      </style:paragraph-properties>
      <style:text-properties style:font-name="Times New Roman1" fo:font-size="18pt" style:text-underline-style="dotted" style:text-underline-width="auto" style:text-underline-color="font-color" fo:font-weight="bold" officeooo:rsid="003be221" fo:background-color="#ffff00" style:font-size-asian="20pt" style:font-weight-asian="bold" style:font-size-complex="20pt" style:font-weight-complex="bold"/>
    </style:style>
    <style:style style:name="PL-SubHeading" style:family="paragraph" style:parent-style-name="Standard" style:class="text">
      <style:paragraph-properties fo:margin-left="0cm" fo:margin-right="0cm" fo:margin-top="0.3cm" fo:margin-bottom="0.199cm" style:contextual-spacing="false" fo:line-height="100%" fo:text-indent="0cm" style:auto-text-indent="false" fo:background-color="transparent">
        <style:background-image/>
      </style:paragraph-properties>
      <style:text-properties fo:font-weight="bold" officeooo:rsid="004177f9" style:font-size-asian="10.5pt"/>
    </style:style>
    <style:style style:name="PL-Paragraph" style:family="paragraph" style:parent-style-name="Text_20_body">
      <style:paragraph-properties fo:margin-left="0cm" fo:margin-right="2cm" fo:line-height="100%" fo:text-indent="0cm" style:auto-text-indent="false"/>
      <style:text-properties style:font-name="Calibri" fo:font-size="10pt" style:font-size-asian="10pt"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7T13:04:48.62</meta:creation-date>
    <dc:date>2013-09-12T18:33:27.81</dc:date>
    <meta:editing-duration>PT7H19M2S</meta:editing-duration>
    <meta:editing-cycles>9</meta:editing-cycles>
    <meta:generator>LibreOffice/4.0.5.2$Windows_x86 LibreOffice_project/5464147a081647a250913f19c0715bca595af2f</meta:generator>
    <meta:document-statistic meta:table-count="0" meta:image-count="0" meta:object-count="0" meta:page-count="8" meta:paragraph-count="194" meta:word-count="2887" meta:character-count="17701" meta:non-whitespace-character-count="14922"/>
  </office:meta>
</office:document-meta>
</file>